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0B8000000B526E532E3CE31970E.png" manifest:media-type="image/png"/>
  <manifest:file-entry manifest:full-path="Pictures/10000201000000C90000005A109ED008A39EEA43.png" manifest:media-type="image/png"/>
  <manifest:file-entry manifest:full-path="Pictures/10000201000000C900000060F55C0DA7D1AD5F9A.png" manifest:media-type="image/png"/>
  <manifest:file-entry manifest:full-path="Pictures/10000201000000C70000007A7B51BF483FE87EC6.png" manifest:media-type="image/png"/>
  <manifest:file-entry manifest:full-path="Pictures/10000201000000C70000005F27B41B1349D7348D.png" manifest:media-type="image/png"/>
  <manifest:file-entry manifest:full-path="Pictures/10000201000000210000001BFD34705DA3CD0664.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A0000015474BC29A6E1EFD66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1340000013BBDDF4F1F2BD3D560.png" manifest:media-type="image/png"/>
  <manifest:file-entry manifest:full-path="Pictures/100002010000012F000000575AF2C5492E1D9F13.png" manifest:media-type="image/png"/>
  <manifest:file-entry manifest:full-path="Pictures/100002010000008F00000092678DE0C3D22742FB.png" manifest:media-type="image/png"/>
  <manifest:file-entry manifest:full-path="Pictures/100002010000012A0000009097933CC296B7B50F.png" manifest:media-type="image/png"/>
  <manifest:file-entry manifest:full-path="Pictures/10000000000000FF0000006761EC003E0424AF5B.jpg" manifest:media-type="image/jpe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bafb5"/>
    </style:style>
    <style:style style:name="P3" style:family="paragraph" style:parent-style-name="Footer">
      <style:paragraph-properties fo:text-align="center" style:justify-single-word="false"/>
    </style:style>
    <style:style style:name="P4" style:family="paragraph" style:parent-style-name="Standard">
      <style:paragraph-properties fo:break-before="page"/>
      <style:text-properties officeooo:rsid="026951f7" officeooo:paragraph-rsid="02714896"/>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Horizontal_20_Line">
      <style:text-properties officeooo:paragraph-rsid="02b3dd99"/>
    </style:style>
    <style:style style:name="P13" style:family="paragraph" style:parent-style-name="Horizontal_20_Line">
      <style:text-properties officeooo:rsid="02b3da38" officeooo:paragraph-rsid="02b3dd99"/>
    </style:style>
    <style:style style:name="P14" style:family="paragraph" style:parent-style-name="Horizontal_20_Line">
      <style:text-properties officeooo:paragraph-rsid="02ba2938"/>
    </style:style>
    <style:style style:name="P15" style:family="paragraph" style:parent-style-name="Horizontal_20_Line">
      <style:text-properties officeooo:paragraph-rsid="02bbafb5"/>
    </style:style>
    <style:style style:name="P16" style:family="paragraph" style:parent-style-name="Horizontal_20_Line">
      <style:text-properties officeooo:paragraph-rsid="02bec5ec"/>
    </style:style>
    <style:style style:name="P17" style:family="paragraph" style:parent-style-name="Horizontal_20_Line">
      <style:text-properties officeooo:paragraph-rsid="02bf4226"/>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d99" officeooo:paragraph-rsid="02bffd8f"/>
    </style:style>
    <style:style style:name="P27" style:family="paragraph" style:parent-style-name="Text_20_body">
      <style:text-properties officeooo:rsid="02b3dd99" officeooo:paragraph-rsid="02c1028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officeooo:paragraph-rsid="02b68bd6"/>
    </style:style>
    <style:style style:name="P35" style:family="paragraph" style:parent-style-name="Text_20_body">
      <style:text-properties officeooo:rsid="02b68bd6" officeooo:paragraph-rsid="02b69ba6"/>
    </style:style>
    <style:style style:name="P36" style:family="paragraph" style:parent-style-name="Text_20_body">
      <style:text-properties officeooo:rsid="02b7cc88" officeooo:paragraph-rsid="02b7cc88"/>
    </style:style>
    <style:style style:name="P37" style:family="paragraph" style:parent-style-name="Text_20_body">
      <style:text-properties officeooo:rsid="02b83592" officeooo:paragraph-rsid="02b83592"/>
    </style:style>
    <style:style style:name="P38" style:family="paragraph" style:parent-style-name="Text_20_body">
      <style:text-properties officeooo:rsid="02b83592" officeooo:paragraph-rsid="02b859b0"/>
    </style:style>
    <style:style style:name="P39" style:family="paragraph" style:parent-style-name="Text_20_body">
      <style:text-properties officeooo:rsid="02b83592" officeooo:paragraph-rsid="02bffd8f"/>
    </style:style>
    <style:style style:name="P40" style:family="paragraph" style:parent-style-name="Text_20_body">
      <style:text-properties officeooo:paragraph-rsid="02b83592"/>
    </style:style>
    <style:style style:name="P41" style:family="paragraph" style:parent-style-name="Text_20_body">
      <style:text-properties officeooo:paragraph-rsid="02b859b0"/>
    </style:style>
    <style:style style:name="P42" style:family="paragraph" style:parent-style-name="Text_20_body">
      <style:text-properties officeooo:paragraph-rsid="02ba2938"/>
    </style:style>
    <style:style style:name="P43" style:family="paragraph" style:parent-style-name="Text_20_body">
      <style:text-properties officeooo:rsid="02ba2938"/>
    </style:style>
    <style:style style:name="P44" style:family="paragraph" style:parent-style-name="Text_20_body">
      <style:text-properties officeooo:paragraph-rsid="02bbafb5"/>
    </style:style>
    <style:style style:name="P45" style:family="paragraph" style:parent-style-name="Text_20_body">
      <style:text-properties officeooo:rsid="02bbafb5" officeooo:paragraph-rsid="02bbafb5"/>
    </style:style>
    <style:style style:name="P46" style:family="paragraph" style:parent-style-name="Text_20_body">
      <style:text-properties officeooo:rsid="02bd98b7" officeooo:paragraph-rsid="02bd98b7"/>
    </style:style>
    <style:style style:name="P47" style:family="paragraph" style:parent-style-name="Text_20_body">
      <style:text-properties officeooo:paragraph-rsid="02bec5ec"/>
    </style:style>
    <style:style style:name="P48" style:family="paragraph" style:parent-style-name="Text_20_body">
      <style:text-properties officeooo:rsid="02bec5ec" officeooo:paragraph-rsid="02bec5ec"/>
    </style:style>
    <style:style style:name="P49" style:family="paragraph" style:parent-style-name="Text_20_body">
      <style:text-properties officeooo:paragraph-rsid="02bf4226"/>
    </style:style>
    <style:style style:name="P50" style:family="paragraph" style:parent-style-name="Text_20_body">
      <style:text-properties officeooo:rsid="02bffd8f" officeooo:paragraph-rsid="02bffd8f"/>
    </style:style>
    <style:style style:name="P51" style:family="paragraph" style:parent-style-name="Text_20_body">
      <style:text-properties officeooo:rsid="02bffd8f" officeooo:paragraph-rsid="02c10280"/>
    </style:style>
    <style:style style:name="P52" style:family="paragraph" style:parent-style-name="Text_20_body">
      <style:text-properties officeooo:rsid="02bffd8f" officeooo:paragraph-rsid="02c4a768"/>
    </style:style>
    <style:style style:name="P53" style:family="paragraph" style:parent-style-name="Text_20_body">
      <style:text-properties officeooo:rsid="02bffd8f" officeooo:paragraph-rsid="02c5d1ac"/>
    </style:style>
    <style:style style:name="P54" style:family="paragraph" style:parent-style-name="Text_20_body">
      <style:text-properties officeooo:paragraph-rsid="02c4a768"/>
    </style:style>
    <style:style style:name="P55" style:family="paragraph" style:parent-style-name="Text_20_body">
      <style:text-properties officeooo:paragraph-rsid="02c5d1ac"/>
    </style:style>
    <style:style style:name="P56" style:family="paragraph" style:parent-style-name="Text_20_body">
      <style:text-properties officeooo:rsid="02c5f058" officeooo:paragraph-rsid="02c5f058"/>
    </style:style>
    <style:style style:name="P57" style:family="paragraph" style:parent-style-name="Text_20_body">
      <style:text-properties officeooo:rsid="02c5f058" officeooo:paragraph-rsid="02c79fbe"/>
    </style:style>
    <style:style style:name="P58" style:family="paragraph" style:parent-style-name="Heading_20_4">
      <style:text-properties officeooo:paragraph-rsid="02b57279"/>
    </style:style>
    <style:style style:name="P59" style:family="paragraph" style:parent-style-name="Heading_20_4">
      <style:text-properties officeooo:rsid="02b68bd6"/>
    </style:style>
    <style:style style:name="P60" style:family="paragraph" style:parent-style-name="Heading_20_4">
      <style:text-properties officeooo:paragraph-rsid="02bec5ec"/>
    </style:style>
    <style:style style:name="P61" style:family="paragraph" style:parent-style-name="Heading_20_4">
      <style:text-properties officeooo:paragraph-rsid="02bf4226"/>
    </style:style>
    <style:style style:name="P62"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71"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2ba2938"/>
    </style:style>
    <style:style style:name="P74" style:family="paragraph" style:parent-style-name="Heading_20_2">
      <style:text-properties officeooo:paragraph-rsid="02bf4226"/>
    </style:style>
    <style:style style:name="P75" style:family="paragraph" style:parent-style-name="Heading_20_3">
      <style:text-properties officeooo:paragraph-rsid="02b68bd6"/>
    </style:style>
    <style:style style:name="P76" style:family="paragraph" style:parent-style-name="Heading_20_3">
      <style:text-properties officeooo:paragraph-rsid="02b69ba6"/>
    </style:style>
    <style:style style:name="P77" style:family="paragraph" style:parent-style-name="Heading_20_3">
      <style:text-properties officeooo:paragraph-rsid="02bec5ec"/>
    </style:style>
    <style:style style:name="P78" style:family="paragraph" style:parent-style-name="Heading_20_5">
      <style:text-properties officeooo:paragraph-rsid="02bf4226"/>
    </style:style>
    <style:style style:name="P79" style:family="paragraph" style:parent-style-name="Heading_20_5">
      <style:text-properties officeooo:paragraph-rsid="02b57279"/>
    </style:style>
    <style:style style:name="P80" style:family="paragraph" style:parent-style-name="Heading_20_6">
      <style:text-properties officeooo:paragraph-rsid="02bffd8f"/>
    </style:style>
    <style:style style:name="P81" style:family="paragraph" style:parent-style-name="Heading_20_6">
      <style:text-properties officeooo:rsid="02c4a768" officeooo:paragraph-rsid="02c4a768"/>
    </style:style>
    <style:style style:name="P82" style:family="paragraph" style:parent-style-name="Heading_20_6">
      <style:text-properties officeooo:rsid="02c4a768" officeooo:paragraph-rsid="02c5d1ac"/>
    </style:style>
    <style:style style:name="P83" style:family="paragraph" style:parent-style-name="Heading_20_6">
      <style:text-properties officeooo:paragraph-rsid="02b57279"/>
    </style:style>
    <style:style style:name="P84" style:family="paragraph" style:parent-style-name="Heading_20_6">
      <style:text-properties officeooo:paragraph-rsid="02b83592"/>
    </style:style>
    <style:style style:name="P85" style:family="paragraph" style:parent-style-name="Heading_20_6">
      <style:text-properties officeooo:paragraph-rsid="02c5f058"/>
    </style:style>
    <style:style style:name="P86" style:family="paragraph" style:parent-style-name="Heading_20_6">
      <style:text-properties officeooo:paragraph-rsid="02c4a768"/>
    </style:style>
    <style:style style:name="P87" style:family="paragraph" style:parent-style-name="Heading_20_6">
      <style:text-properties officeooo:paragraph-rsid="02c10280"/>
    </style:style>
    <style:style style:name="P88" style:family="paragraph" style:parent-style-name="Heading_20_6">
      <style:text-properties officeooo:paragraph-rsid="02b5f13c"/>
    </style:style>
    <style:style style:name="P89" style:family="paragraph" style:parent-style-name="Heading_20_6">
      <style:text-properties officeooo:paragraph-rsid="02c5d1ac"/>
    </style:style>
    <style:style style:name="P90" style:family="paragraph" style:parent-style-name="Heading_20_6">
      <style:text-properties officeooo:paragraph-rsid="02b859b0"/>
    </style:style>
    <style:style style:name="P91" style:family="paragraph" style:parent-style-name="Heading_20_6">
      <style:text-properties officeooo:paragraph-rsid="02c79fbe"/>
    </style:style>
    <style:style style:name="P92" style:family="paragraph" style:parent-style-name="Heading_20_7">
      <style:text-properties officeooo:paragraph-rsid="02c4a768"/>
    </style:style>
    <style:style style:name="P93" style:family="paragraph" style:parent-style-name="Heading_20_7">
      <style:text-properties officeooo:paragraph-rsid="02b57279"/>
    </style:style>
    <style:style style:name="P94" style:family="paragraph" style:parent-style-name="Heading_20_7">
      <style:text-properties officeooo:paragraph-rsid="02c5d1ac"/>
    </style:style>
    <style:style style:name="P95" style:family="paragraph" style:parent-style-name="Standard">
      <style:text-properties officeooo:rsid="026951f7" officeooo:paragraph-rsid="02cb2197"/>
    </style:style>
    <style:style style:name="P96" style:family="paragraph" style:parent-style-name="Text_20_body">
      <style:text-properties officeooo:paragraph-rsid="02ba2938"/>
    </style:style>
    <style:style style:name="P97" style:family="paragraph" style:parent-style-name="Text_20_body">
      <style:text-properties officeooo:rsid="02cb2197" officeooo:paragraph-rsid="02cb2197"/>
    </style:style>
    <style:style style:name="P98" style:family="paragraph" style:parent-style-name="Text_20_body">
      <style:text-properties officeooo:paragraph-rsid="02bf4226"/>
    </style:style>
    <style:style style:name="P99" style:family="paragraph" style:parent-style-name="Text_20_body">
      <style:paragraph-properties fo:margin-top="0cm" fo:margin-bottom="0cm" style:contextual-spacing="false"/>
      <style:text-properties officeooo:paragraph-rsid="02cb2197"/>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95"/>
      <table:table table:name="Tabelle10" table:style-name="Tabelle10">
        <table:table-column table:style-name="Tabelle10.A"/>
        <table:table-column table:style-name="Tabelle10.B"/>
        <table:table-row table:style-name="Tabelle10.1">
          <table:table-cell table:style-name="Tabelle10.A1" office:value-type="string">
            <text:p text:style-name="P99"><draw:frame draw:style-name="fr1" draw:name="Bild89" text:anchor-type="char" svg:width="0.831cm" svg:height="0.831cm" draw:z-index="133"><draw:image xlink:href="Pictures/1000020100000080000000800F3254CFE33124B2.png" xlink:type="simple" xlink:show="embed" xlink:actuate="onLoad" draw:mime-type="image/png"/></draw:frame></text:p>
          </table:table-cell>
          <table:table-cell table:style-name="Tabelle10.B1" office:value-type="string">
            <text:p text:style-name="P70"><text:s/>7.2.1 Editors - 3D View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5"><text:a xlink:type="simple" xlink:href="#__RefHeading___Toc3095_2096997337" text:style-name="Index_20_Link" text:visited-style-name="Index_20_Link">Cursor<text:tab/>8</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6"><text:a xlink:type="simple" xlink:href="#__RefHeading___Toc567_3545106889" text:style-name="Index_20_Link" text:visited-style-name="Index_20_Link">Rotate<text:tab/>11</text:a></text:p>
          <text:p text:style-name="P6"><text:a xlink:type="simple" xlink:href="#__RefHeading___Toc1081_1258724142" text:style-name="Index_20_Link" text:visited-style-name="Index_20_Link">Scale Tools Group<text:tab/>14</text:a></text:p>
          <text:p text:style-name="P6"><text:a xlink:type="simple" xlink:href="#__RefHeading___Toc1069_3429713044" text:style-name="Index_20_Link" text:visited-style-name="Index_20_Link">Transform<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8</text:a></text:p>
          <text:p text:style-name="P6"><text:a xlink:type="simple" xlink:href="#__RefHeading___Toc5251_529261320" text:style-name="Index_20_Link" text:visited-style-name="Index_20_Link">Annotate Line<text:tab/>20</text:a></text:p>
          <text:p text:style-name="P6"><text:a xlink:type="simple" xlink:href="#__RefHeading___Toc5253_529261320" text:style-name="Index_20_Link" text:visited-style-name="Index_20_Link">Annotate Polygon<text:tab/>21</text:a></text:p>
          <text:p text:style-name="P6"><text:a xlink:type="simple" xlink:href="#__RefHeading___Toc5281_529261320" text:style-name="Index_20_Link" text:visited-style-name="Index_20_Link">Annotate Eraser<text:tab/>23</text:a></text:p>
          <text:p text:style-name="P5"><text:a xlink:type="simple" xlink:href="#__RefHeading___Toc3105_3447234814" text:style-name="Index_20_Link" text:visited-style-name="Index_20_Link">Measure<text:tab/>23</text:a></text:p>
          <text:p text:style-name="P5"><text:a xlink:type="simple" xlink:href="#__RefHeading___Toc3107_3447234814" text:style-name="Index_20_Link" text:visited-style-name="Index_20_Link">Primitives Add tools group<text:tab/>24</text:a></text:p>
        </text:index-body>
      </text:table-of-content>
      <text:p text:style-name="P95"/>
      <table:table table:name="Tabelle2" table:style-name="Tabelle2">
        <table:table-column table:style-name="Tabelle2.A"/>
        <table:table-row table:style-name="TableLine1902798620528">
          <table:table-cell table:style-name="Tabelle2.A1" office:value-type="string">
            <text:h text:style-name="P71"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7"><text:a xlink:type="simple" xlink:href="#__RefHeading___Toc1919_3254032664" text:style-name="Index_20_Link" text:visited-style-name="Index_20_Link">Tweak<text:tab/>7</text:a></text:p>
          <text:p text:style-name="P7"><text:a xlink:type="simple" xlink:href="#__RefHeading___Toc163_1895151578" text:style-name="Index_20_Link" text:visited-style-name="Index_20_Link">Select Box<text:tab/>7</text:a></text:p>
          <text:p text:style-name="P8"><text:a xlink:type="simple" xlink:href="#__RefHeading___Toc165_1895151578" text:style-name="Index_20_Link" text:visited-style-name="Index_20_Link">Tool Settings<text:tab/>7</text:a></text:p>
          <text:p text:style-name="P9"><text:a xlink:type="simple" xlink:href="#__RefHeading___Toc507_3545106889" text:style-name="Index_20_Link" text:visited-style-name="Index_20_Link">Mode<text:tab/>7</text:a></text:p>
          <text:p text:style-name="P10"><text:a xlink:type="simple" xlink:href="#__RefHeading___Toc509_3545106889" text:style-name="Index_20_Link" text:visited-style-name="Index_20_Link">Set a new selection<text:tab/>7</text:a></text:p>
          <text:p text:style-name="P10"><text:a xlink:type="simple" xlink:href="#__RefHeading___Toc511_3545106889" text:style-name="Index_20_Link" text:visited-style-name="Index_20_Link">Extend existing selection<text:tab/>7</text:a></text:p>
          <text:p text:style-name="P10"><text:a xlink:type="simple" xlink:href="#__RefHeading___Toc513_3545106889" text:style-name="Index_20_Link" text:visited-style-name="Index_20_Link">Subtract existing selection<text:tab/>7</text:a></text:p>
          <text:p text:style-name="P10"><text:a xlink:type="simple" xlink:href="#__RefHeading___Toc515_3545106889" text:style-name="Index_20_Link" text:visited-style-name="Index_20_Link">Inverts existing selection<text:tab/>7</text:a></text:p>
          <text:p text:style-name="P10"><text:a xlink:type="simple" xlink:href="#__RefHeading___Toc517_3545106889" text:style-name="Index_20_Link" text:visited-style-name="Index_20_Link">Intersect existing selection<text:tab/>7</text:a></text:p>
          <text:p text:style-name="P7"><text:a xlink:type="simple" xlink:href="#__RefHeading___Toc167_1895151578" text:style-name="Index_20_Link" text:visited-style-name="Index_20_Link">Select Circle<text:tab/>7</text:a></text:p>
          <text:p text:style-name="P8"><text:a xlink:type="simple" xlink:href="#__RefHeading___Toc519_3545106889" text:style-name="Index_20_Link" text:visited-style-name="Index_20_Link">Tool Settings<text:tab/>8</text:a></text:p>
          <text:p text:style-name="P9"><text:a xlink:type="simple" xlink:href="#__RefHeading___Toc521_3545106889" text:style-name="Index_20_Link" text:visited-style-name="Index_20_Link">Mode<text:tab/>8</text:a></text:p>
          <text:p text:style-name="P10"><text:a xlink:type="simple" xlink:href="#__RefHeading___Toc523_3545106889" text:style-name="Index_20_Link" text:visited-style-name="Index_20_Link">Set a new selection<text:tab/>8</text:a></text:p>
          <text:p text:style-name="P10"><text:a xlink:type="simple" xlink:href="#__RefHeading___Toc525_3545106889" text:style-name="Index_20_Link" text:visited-style-name="Index_20_Link">Extend existing selection<text:tab/>8</text:a></text:p>
          <text:p text:style-name="P10"><text:a xlink:type="simple" xlink:href="#__RefHeading___Toc527_3545106889" text:style-name="Index_20_Link" text:visited-style-name="Index_20_Link">Subtract existing selection<text:tab/>8</text:a></text:p>
          <text:p text:style-name="P9"><text:a xlink:type="simple" xlink:href="#__RefHeading___Toc529_3545106889" text:style-name="Index_20_Link" text:visited-style-name="Index_20_Link">Radius<text:tab/>8</text:a></text:p>
          <text:p text:style-name="P7"><text:a xlink:type="simple" xlink:href="#__RefHeading___Toc169_1895151578" text:style-name="Index_20_Link" text:visited-style-name="Index_20_Link">Select Lasso<text:tab/>8</text:a></text:p>
          <text:p text:style-name="P8"><text:a xlink:type="simple" xlink:href="#__RefHeading___Toc531_3545106889" text:style-name="Index_20_Link" text:visited-style-name="Index_20_Link">Tool Settings<text:tab/>8</text:a></text:p>
          <text:p text:style-name="P9"><text:a xlink:type="simple" xlink:href="#__RefHeading___Toc533_3545106889" text:style-name="Index_20_Link" text:visited-style-name="Index_20_Link">Mode<text:tab/>8</text:a></text:p>
          <text:p text:style-name="P10"><text:a xlink:type="simple" xlink:href="#__RefHeading___Toc535_3545106889" text:style-name="Index_20_Link" text:visited-style-name="Index_20_Link">Set a new selection<text:tab/>8</text:a></text:p>
          <text:p text:style-name="P10"><text:a xlink:type="simple" xlink:href="#__RefHeading___Toc537_3545106889" text:style-name="Index_20_Link" text:visited-style-name="Index_20_Link">Extend existing selection<text:tab/>8</text:a></text:p>
          <text:p text:style-name="P10"><text:soft-page-break/><text:a xlink:type="simple" xlink:href="#__RefHeading___Toc539_3545106889" text:style-name="Index_20_Link" text:visited-style-name="Index_20_Link">Subtract existing selection<text:tab/>8</text:a></text:p>
          <text:p text:style-name="P10"><text:a xlink:type="simple" xlink:href="#__RefHeading___Toc541_3545106889" text:style-name="Index_20_Link" text:visited-style-name="Index_20_Link">Inverts existing selection<text:tab/>8</text:a></text:p>
          <text:p text:style-name="P10"><text:a xlink:type="simple" xlink:href="#__RefHeading___Toc543_3545106889" text:style-name="Index_20_Link" text:visited-style-name="Index_20_Link">Intersect existing selection<text:tab/>8</text:a></text:p>
          <text:p text:style-name="P5"><text:a xlink:type="simple" xlink:href="#__RefHeading___Toc3095_2096997337" text:style-name="Index_20_Link" text:visited-style-name="Index_20_Link">Cursor<text:tab/>8</text:a></text:p>
          <text:p text:style-name="P8"><text:a xlink:type="simple" xlink:href="#__RefHeading___Toc547_3545106889" text:style-name="Index_20_Link" text:visited-style-name="Index_20_Link">Tool Settings<text:tab/>9</text:a></text:p>
          <text:p text:style-name="P9"><text:a xlink:type="simple" xlink:href="#__RefHeading___Toc549_3545106889" text:style-name="Index_20_Link" text:visited-style-name="Index_20_Link">Surface Project<text:tab/>9</text:a></text:p>
          <text:p text:style-name="P9"><text:a xlink:type="simple" xlink:href="#__RefHeading___Toc551_3545106889" text:style-name="Index_20_Link" text:visited-style-name="Index_20_Link">Orientation<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7"><text:a xlink:type="simple" xlink:href="#__RefHeading___Toc5207_529261320" text:style-name="Index_20_Link" text:visited-style-name="Index_20_Link">Snapping<text:tab/>9</text:a></text:p>
          <text:p text:style-name="P8"><text:a xlink:type="simple" xlink:href="#__RefHeading___Toc5209_529261320" text:style-name="Index_20_Link" text:visited-style-name="Index_20_Link">Precision movement<text:tab/>9</text:a></text:p>
          <text:p text:style-name="P7"><text:a xlink:type="simple" xlink:href="#__RefHeading___Toc5211_529261320" text:style-name="Index_20_Link" text:visited-style-name="Index_20_Link">Header Values<text:tab/>9</text:a></text:p>
          <text:p text:style-name="P7"><text:a xlink:type="simple" xlink:href="#__RefHeading___Toc2752_1040750766" text:style-name="Index_20_Link" text:visited-style-name="Index_20_Link">Numerical Input<text:tab/>10</text:a></text:p>
          <text:p text:style-name="P7"><text:a xlink:type="simple" xlink:href="#__RefHeading___Toc5213_529261320" text:style-name="Index_20_Link" text:visited-style-name="Index_20_Link">Move without widget<text:tab/>10</text:a></text:p>
          <text:p text:style-name="P8"><text:a xlink:type="simple" xlink:href="#__RefHeading___Toc5215_529261320" text:style-name="Index_20_Link" text:visited-style-name="Index_20_Link">Limit Axis<text:tab/>10</text:a></text:p>
          <text:p text:style-name="P7"><text:a xlink:type="simple" xlink:href="#__RefHeading___Toc555_3545106889" text:style-name="Index_20_Link" text:visited-style-name="Index_20_Link">Tool Settings<text:tab/>10</text:a></text:p>
          <text:p text:style-name="P8"><text:a xlink:type="simple" xlink:href="#__RefHeading___Toc559_3545106889" text:style-name="Index_20_Link" text:visited-style-name="Index_20_Link">Orientation<text:tab/>10</text:a></text:p>
          <text:p text:style-name="P7"><text:a xlink:type="simple" xlink:href="#__RefHeading___Toc561_3545106889" text:style-name="Index_20_Link" text:visited-style-name="Index_20_Link">Last Operator Move<text:tab/>11</text:a></text:p>
          <text:p text:style-name="P8"><text:a xlink:type="simple" xlink:href="#__RefHeading___Toc17263_1184479374" text:style-name="Index_20_Link" text:visited-style-name="Index_20_Link">Move X, Y Z<text:tab/>11</text:a></text:p>
          <text:p text:style-name="P8"><text:a xlink:type="simple" xlink:href="#__RefHeading___Toc563_3545106889" text:style-name="Index_20_Link" text:visited-style-name="Index_20_Link">Orientation<text:tab/>11</text:a></text:p>
          <text:p text:style-name="P8"><text:a xlink:type="simple" xlink:href="#__RefHeading___Toc565_3545106889" text:style-name="Index_20_Link" text:visited-style-name="Index_20_Link">Proportional editing<text:tab/>11</text:a></text:p>
          <text:p text:style-name="P9"><text:a xlink:type="simple" xlink:href="#__RefHeading___Toc1579_1763346469" text:style-name="Index_20_Link" text:visited-style-name="Index_20_Link">Proportional Falloff<text:tab/>11</text:a></text:p>
          <text:p text:style-name="P9"><text:a xlink:type="simple" xlink:href="#__RefHeading___Toc1545_1502043747" text:style-name="Index_20_Link" text:visited-style-name="Index_20_Link">Proportional Size<text:tab/>11</text:a></text:p>
          <text:p text:style-name="P9"><text:a xlink:type="simple" xlink:href="#__RefHeading___Toc1581_1763346469" text:style-name="Index_20_Link" text:visited-style-name="Index_20_Link">Connected<text:tab/>11</text:a></text:p>
          <text:p text:style-name="P9"><text:a xlink:type="simple" xlink:href="#__RefHeading___Toc1583_1763346469" text:style-name="Index_20_Link" text:visited-style-name="Index_20_Link">Projected(2D)<text:tab/>11</text:a></text:p>
          <text:p text:style-name="P6"><text:a xlink:type="simple" xlink:href="#__RefHeading___Toc567_3545106889" text:style-name="Index_20_Link" text:visited-style-name="Index_20_Link">Rotate<text:tab/>11</text:a></text:p>
          <text:p text:style-name="P7"><text:a xlink:type="simple" xlink:href="#__RefHeading___Toc5217_529261320" text:style-name="Index_20_Link" text:visited-style-name="Index_20_Link">Snapping<text:tab/>12</text:a></text:p>
          <text:p text:style-name="P7"><text:a xlink:type="simple" xlink:href="#__RefHeading___Toc5219_529261320" text:style-name="Index_20_Link" text:visited-style-name="Index_20_Link">Precision rotation<text:tab/>12</text:a></text:p>
          <text:p text:style-name="P7"><text:a xlink:type="simple" xlink:href="#__RefHeading___Toc5221_529261320" text:style-name="Index_20_Link" text:visited-style-name="Index_20_Link">Header Values<text:tab/>12</text:a></text:p>
          <text:p text:style-name="P7"><text:a xlink:type="simple" xlink:href="#__RefHeading___Toc2754_1040750766" text:style-name="Index_20_Link" text:visited-style-name="Index_20_Link">Numerical Input<text:tab/>12</text:a></text:p>
          <text:p text:style-name="P7"><text:a xlink:type="simple" xlink:href="#__RefHeading___Toc5223_529261320" text:style-name="Index_20_Link" text:visited-style-name="Index_20_Link">Rotate without widget<text:tab/>12</text:a></text:p>
          <text:p text:style-name="P8"><text:a xlink:type="simple" xlink:href="#__RefHeading___Toc5225_529261320" text:style-name="Index_20_Link" text:visited-style-name="Index_20_Link">Limit Axis<text:tab/>12</text:a></text:p>
          <text:p text:style-name="P8"><text:a xlink:type="simple" xlink:href="#__RefHeading___Toc569_3545106889" text:style-name="Index_20_Link" text:visited-style-name="Index_20_Link">Tool Settings<text:tab/>13</text:a></text:p>
          <text:p text:style-name="P7"><text:a xlink:type="simple" xlink:href="#__RefHeading___Toc573_3545106889" text:style-name="Index_20_Link" text:visited-style-name="Index_20_Link">Orientation<text:tab/>13</text:a></text:p>
          <text:p text:style-name="P7"><text:a xlink:type="simple" xlink:href="#__RefHeading___Toc575_3545106889" text:style-name="Index_20_Link" text:visited-style-name="Index_20_Link">Last Operator Rotate<text:tab/>13</text:a></text:p>
          <text:p text:style-name="P8"><text:a xlink:type="simple" xlink:href="#__RefHeading___Toc17263_11844793741" text:style-name="Index_20_Link" text:visited-style-name="Index_20_Link">Angle<text:tab/>13</text:a></text:p>
          <text:p text:style-name="P8"><text:a xlink:type="simple" xlink:href="#__RefHeading___Toc577_3545106889" text:style-name="Index_20_Link" text:visited-style-name="Index_20_Link">Axis<text:tab/>13</text:a></text:p>
          <text:p text:style-name="P8"><text:a xlink:type="simple" xlink:href="#__RefHeading___Toc579_3545106889" text:style-name="Index_20_Link" text:visited-style-name="Index_20_Link">Orientation<text:tab/>13</text:a></text:p>
          <text:p text:style-name="P8"><text:a xlink:type="simple" xlink:href="#__RefHeading___Toc581_3545106889" text:style-name="Index_20_Link" text:visited-style-name="Index_20_Link">Proportional editing<text:tab/>13</text:a></text:p>
          <text:p text:style-name="P9"><text:a xlink:type="simple" xlink:href="#__RefHeading___Toc1579_17633464691" text:style-name="Index_20_Link" text:visited-style-name="Index_20_Link">Proportional Falloff<text:tab/>13</text:a></text:p>
          <text:p text:style-name="P9"><text:a xlink:type="simple" xlink:href="#__RefHeading___Toc1545_15020437471" text:style-name="Index_20_Link" text:visited-style-name="Index_20_Link">Proportional Size<text:tab/>13</text:a></text:p>
          <text:p text:style-name="P9"><text:a xlink:type="simple" xlink:href="#__RefHeading___Toc1581_17633464691" text:style-name="Index_20_Link" text:visited-style-name="Index_20_Link">Connected<text:tab/>13</text:a></text:p>
          <text:p text:style-name="P9"><text:a xlink:type="simple" xlink:href="#__RefHeading___Toc1583_17633464691" text:style-name="Index_20_Link" text:visited-style-name="Index_20_Link">Projected(2D)<text:tab/>13</text:a></text:p>
          <text:p text:style-name="P6"><text:a xlink:type="simple" xlink:href="#__RefHeading___Toc1081_1258724142" text:style-name="Index_20_Link" text:visited-style-name="Index_20_Link">Scale Tools Group<text:tab/>14</text:a></text:p>
          <text:p text:style-name="P7"><text:a xlink:type="simple" xlink:href="#__RefHeading___Toc1083_1258724142" text:style-name="Index_20_Link" text:visited-style-name="Index_20_Link">Scale<text:tab/>14</text:a></text:p>
          <text:p text:style-name="P7"><text:a xlink:type="simple" xlink:href="#__RefHeading___Toc5227_529261320" text:style-name="Index_20_Link" text:visited-style-name="Index_20_Link">Snapping<text:tab/>14</text:a></text:p>
          <text:p text:style-name="P7"><text:a xlink:type="simple" xlink:href="#__RefHeading___Toc5229_529261320" text:style-name="Index_20_Link" text:visited-style-name="Index_20_Link">Precision Scale<text:tab/>14</text:a></text:p>
          <text:p text:style-name="P7"><text:a xlink:type="simple" xlink:href="#__RefHeading___Toc5231_529261320" text:style-name="Index_20_Link" text:visited-style-name="Index_20_Link">Header Values<text:tab/>14</text:a></text:p>
          <text:p text:style-name="P7"><text:a xlink:type="simple" xlink:href="#__RefHeading___Toc2756_1040750766" text:style-name="Index_20_Link" text:visited-style-name="Index_20_Link">Numerical Input<text:tab/>14</text:a></text:p>
          <text:p text:style-name="P7"><text:a xlink:type="simple" xlink:href="#__RefHeading___Toc5233_529261320" text:style-name="Index_20_Link" text:visited-style-name="Index_20_Link">Scale without widget<text:tab/>14</text:a></text:p>
          <text:p text:style-name="P8"><text:a xlink:type="simple" xlink:href="#__RefHeading___Toc5235_529261320" text:style-name="Index_20_Link" text:visited-style-name="Index_20_Link">Limit Axis<text:tab/>14</text:a></text:p>
          <text:p text:style-name="P8"><text:a xlink:type="simple" xlink:href="#__RefHeading___Toc569_35451068891" text:style-name="Index_20_Link" text:visited-style-name="Index_20_Link">Tool Settings<text:tab/>15</text:a></text:p>
          <text:p text:style-name="P9"><text:a xlink:type="simple" xlink:href="#__RefHeading___Toc573_35451068891" text:style-name="Index_20_Link" text:visited-style-name="Index_20_Link">Orientation<text:tab/>15</text:a></text:p>
          <text:p text:style-name="P8"><text:soft-page-break/><text:a xlink:type="simple" xlink:href="#__RefHeading___Toc575_35451068891" text:style-name="Index_20_Link" text:visited-style-name="Index_20_Link">Last Operator Resize<text:tab/>15</text:a></text:p>
          <text:p text:style-name="P9"><text:a xlink:type="simple" xlink:href="#__RefHeading___Toc17263_118447937411" text:style-name="Index_20_Link" text:visited-style-name="Index_20_Link">Angle<text:tab/>15</text:a></text:p>
          <text:p text:style-name="P9"><text:a xlink:type="simple" xlink:href="#__RefHeading___Toc577_35451068891" text:style-name="Index_20_Link" text:visited-style-name="Index_20_Link">Axis<text:tab/>15</text:a></text:p>
          <text:p text:style-name="P9"><text:a xlink:type="simple" xlink:href="#__RefHeading___Toc579_35451068891" text:style-name="Index_20_Link" text:visited-style-name="Index_20_Link">Orientation<text:tab/>15</text:a></text:p>
          <text:p text:style-name="P9"><text:a xlink:type="simple" xlink:href="#__RefHeading___Toc581_35451068891" text:style-name="Index_20_Link" text:visited-style-name="Index_20_Link">Proportional editing<text:tab/>15</text:a></text:p>
          <text:p text:style-name="P10"><text:a xlink:type="simple" xlink:href="#__RefHeading___Toc1579_176334646911" text:style-name="Index_20_Link" text:visited-style-name="Index_20_Link">Proportional Falloff<text:tab/>15</text:a></text:p>
          <text:p text:style-name="P10"><text:a xlink:type="simple" xlink:href="#__RefHeading___Toc1545_150204374711" text:style-name="Index_20_Link" text:visited-style-name="Index_20_Link">Proportional Size<text:tab/>15</text:a></text:p>
          <text:p text:style-name="P10"><text:a xlink:type="simple" xlink:href="#__RefHeading___Toc1581_176334646911" text:style-name="Index_20_Link" text:visited-style-name="Index_20_Link">Connected<text:tab/>16</text:a></text:p>
          <text:p text:style-name="P10"><text:a xlink:type="simple" xlink:href="#__RefHeading___Toc1583_176334646911" text:style-name="Index_20_Link" text:visited-style-name="Index_20_Link">Projected(2D)<text:tab/>16</text:a></text:p>
          <text:p text:style-name="P7"><text:a xlink:type="simple" xlink:href="#__RefHeading___Toc1085_1258724142" text:style-name="Index_20_Link" text:visited-style-name="Index_20_Link">Scale Cage<text:tab/>16</text:a></text:p>
          <text:p text:style-name="P7"><text:a xlink:type="simple" xlink:href="#__RefHeading___Toc5237_529261320" text:style-name="Index_20_Link" text:visited-style-name="Index_20_Link">Snapping<text:tab/>16</text:a></text:p>
          <text:p text:style-name="P7"><text:a xlink:type="simple" xlink:href="#__RefHeading___Toc5239_529261320" text:style-name="Index_20_Link" text:visited-style-name="Index_20_Link">Header Values<text:tab/>16</text:a></text:p>
          <text:p text:style-name="P7"><text:a xlink:type="simple" xlink:href="#__RefHeading___Toc5241_529261320" text:style-name="Index_20_Link" text:visited-style-name="Index_20_Link">Scale without widget<text:tab/>16</text:a></text:p>
          <text:p text:style-name="P8"><text:a xlink:type="simple" xlink:href="#__RefHeading___Toc5243_529261320" text:style-name="Index_20_Link" text:visited-style-name="Index_20_Link">Limit Axis<text:tab/>16</text:a></text:p>
          <text:p text:style-name="P8"><text:a xlink:type="simple" xlink:href="#__RefHeading___Toc569_354510688911" text:style-name="Index_20_Link" text:visited-style-name="Index_20_Link">Tool Settings<text:tab/>17</text:a></text:p>
          <text:p text:style-name="P9"><text:a xlink:type="simple" xlink:href="#__RefHeading___Toc573_354510688911" text:style-name="Index_20_Link" text:visited-style-name="Index_20_Link">Orientation<text:tab/>17</text:a></text:p>
          <text:p text:style-name="P8"><text:a xlink:type="simple" xlink:href="#__RefHeading___Toc575_354510688911" text:style-name="Index_20_Link" text:visited-style-name="Index_20_Link">Last Operator Resize<text:tab/>17</text:a></text:p>
          <text:p text:style-name="P9"><text:a xlink:type="simple" xlink:href="#__RefHeading___Toc17263_1184479374111" text:style-name="Index_20_Link" text:visited-style-name="Index_20_Link">Angle<text:tab/>17</text:a></text:p>
          <text:p text:style-name="P9"><text:a xlink:type="simple" xlink:href="#__RefHeading___Toc577_354510688911" text:style-name="Index_20_Link" text:visited-style-name="Index_20_Link">Axis<text:tab/>17</text:a></text:p>
          <text:p text:style-name="P9"><text:a xlink:type="simple" xlink:href="#__RefHeading___Toc579_354510688911" text:style-name="Index_20_Link" text:visited-style-name="Index_20_Link">Orientation<text:tab/>17</text:a></text:p>
          <text:p text:style-name="P9"><text:a xlink:type="simple" xlink:href="#__RefHeading___Toc581_354510688911" text:style-name="Index_20_Link" text:visited-style-name="Index_20_Link">Proportional editing<text:tab/>17</text:a></text:p>
          <text:p text:style-name="P10"><text:a xlink:type="simple" xlink:href="#__RefHeading___Toc1579_1763346469111" text:style-name="Index_20_Link" text:visited-style-name="Index_20_Link">Proportional Falloff<text:tab/>17</text:a></text:p>
          <text:p text:style-name="P10"><text:a xlink:type="simple" xlink:href="#__RefHeading___Toc1545_1502043747111" text:style-name="Index_20_Link" text:visited-style-name="Index_20_Link">Proportional Size<text:tab/>17</text:a></text:p>
          <text:p text:style-name="P10"><text:a xlink:type="simple" xlink:href="#__RefHeading___Toc1581_1763346469111" text:style-name="Index_20_Link" text:visited-style-name="Index_20_Link">Connected<text:tab/>17</text:a></text:p>
          <text:p text:style-name="P10"><text:a xlink:type="simple" xlink:href="#__RefHeading___Toc1583_1763346469111" text:style-name="Index_20_Link" text:visited-style-name="Index_20_Link">Projected(2D)<text:tab/>17</text:a></text:p>
          <text:p text:style-name="P6"><text:a xlink:type="simple" xlink:href="#__RefHeading___Toc1069_3429713044" text:style-name="Index_20_Link" text:visited-style-name="Index_20_Link">Transform<text:tab/>18</text:a></text:p>
          <text:p text:style-name="P7"><text:a xlink:type="simple" xlink:href="#__RefHeading___Toc5245_529261320" text:style-name="Index_20_Link" text:visited-style-name="Index_20_Link">Tool Settings<text:tab/>18</text:a></text:p>
          <text:p text:style-name="P8"><text:a xlink:type="simple" xlink:href="#__RefHeading___Toc5247_529261320" text:style-name="Index_20_Link" text:visited-style-name="Index_20_Link">Drag Action<text:tab/>18</text:a></text:p>
          <text:p text:style-name="P8"><text:a xlink:type="simple" xlink:href="#__RefHeading___Toc573_3545106889111" text:style-name="Index_20_Link" text:visited-style-name="Index_20_Link">Orientation<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8</text:a></text:p>
          <text:p text:style-name="P7"><text:a xlink:type="simple" xlink:href="#__RefHeading___Toc3109_3447234814" text:style-name="Index_20_Link" text:visited-style-name="Index_20_Link">Tool Settings<text:tab/>19</text:a></text:p>
          <text:p text:style-name="P8"><text:a xlink:type="simple" xlink:href="#__RefHeading___Toc3111_3447234814" text:style-name="Index_20_Link" text:visited-style-name="Index_20_Link">Color<text:tab/>19</text:a></text:p>
          <text:p text:style-name="P8"><text:a xlink:type="simple" xlink:href="#__RefHeading___Toc5259_5292613201" text:style-name="Index_20_Link" text:visited-style-name="Index_20_Link">Note<text:tab/>19</text:a></text:p>
          <text:p text:style-name="P9"><text:a xlink:type="simple" xlink:href="#__RefHeading___Toc5261_5292613201" text:style-name="Index_20_Link" text:visited-style-name="Index_20_Link">Annotations list<text:tab/>19</text:a></text:p>
          <text:p text:style-name="P9"><text:a xlink:type="simple" xlink:href="#__RefHeading___Toc5263_5292613201" text:style-name="Index_20_Link" text:visited-style-name="Index_20_Link">Edit Box<text:tab/>19</text:a></text:p>
          <text:p text:style-name="P9"><text:a xlink:type="simple" xlink:href="#__RefHeading___Toc5265_5292613201" text:style-name="Index_20_Link" text:visited-style-name="Index_20_Link">Fake User<text:tab/>19</text:a></text:p>
          <text:p text:style-name="P9"><text:a xlink:type="simple" xlink:href="#__RefHeading___Toc5267_5292613201" text:style-name="Index_20_Link" text:visited-style-name="Index_20_Link">Add Annotation<text:tab/>19</text:a></text:p>
          <text:p text:style-name="P9"><text:a xlink:type="simple" xlink:href="#__RefHeading___Toc5269_5292613201" text:style-name="Index_20_Link" text:visited-style-name="Index_20_Link">Remove Annotation<text:tab/>19</text:a></text:p>
          <text:p text:style-name="P9"><text:a xlink:type="simple" xlink:href="#__RefHeading___Toc3113_3447234814" text:style-name="Index_20_Link" text:visited-style-name="Index_20_Link">Active Layer Index<text:tab/>19</text:a></text:p>
          <text:p text:style-name="P9"><text:a xlink:type="simple" xlink:href="#__RefHeading___Toc3115_3447234814" text:style-name="Index_20_Link" text:visited-style-name="Index_20_Link">Add Annotation Layer<text:tab/>20</text:a></text:p>
          <text:p text:style-name="P9"><text:a xlink:type="simple" xlink:href="#__RefHeading___Toc3117_3447234814" text:style-name="Index_20_Link" text:visited-style-name="Index_20_Link">Remove Annotation Layer<text:tab/>20</text:a></text:p>
          <text:p text:style-name="P9"><text:a xlink:type="simple" xlink:href="#__RefHeading___Toc3750_2164469259" text:style-name="Index_20_Link" text:visited-style-name="Index_20_Link">Opacity<text:tab/>20</text:a></text:p>
          <text:p text:style-name="P9"><text:a xlink:type="simple" xlink:href="#__RefHeading___Toc3119_3447234814" text:style-name="Index_20_Link" text:visited-style-name="Index_20_Link">Thickness<text:tab/>20</text:a></text:p>
          <text:p text:style-name="P9"><text:a xlink:type="simple" xlink:href="#__RefHeading___Toc5273_5292613201" text:style-name="Index_20_Link" text:visited-style-name="Index_20_Link">Frame Locked/Unlocked<text:tab/>20</text:a></text:p>
          <text:p text:style-name="P9"><text:a xlink:type="simple" xlink:href="#__RefHeading___Toc5275_5292613201" text:style-name="Index_20_Link" text:visited-style-name="Index_20_Link">Delete Active Frame<text:tab/>20</text:a></text:p>
          <text:p text:style-name="P8"><text:a xlink:type="simple" xlink:href="#__RefHeading___Toc5279_5292613201" text:style-name="Index_20_Link" text:visited-style-name="Index_20_Link">Placement<text:tab/>20</text:a></text:p>
          <text:p text:style-name="P8"><text:a xlink:type="simple" xlink:href="#__RefHeading___Toc3121_3447234814" text:style-name="Index_20_Link" text:visited-style-name="Index_20_Link">Stabilize Stroke<text:tab/>20</text:a></text:p>
          <text:p text:style-name="P9"><text:a xlink:type="simple" xlink:href="#__RefHeading___Toc3123_3447234814" text:style-name="Index_20_Link" text:visited-style-name="Index_20_Link">Radius<text:tab/>20</text:a></text:p>
          <text:p text:style-name="P9"><text:a xlink:type="simple" xlink:href="#__RefHeading___Toc3125_3447234814" text:style-name="Index_20_Link" text:visited-style-name="Index_20_Link">Factor<text:tab/>20</text:a></text:p>
          <text:p text:style-name="P6"><text:a xlink:type="simple" xlink:href="#__RefHeading___Toc5251_529261320" text:style-name="Index_20_Link" text:visited-style-name="Index_20_Link">Annotate Line<text:tab/>20</text:a></text:p>
          <text:p text:style-name="P7"><text:a xlink:type="simple" xlink:href="#__RefHeading___Toc3127_3447234814" text:style-name="Index_20_Link" text:visited-style-name="Index_20_Link">Tool Settings<text:tab/>20</text:a></text:p>
          <text:p text:style-name="P8"><text:a xlink:type="simple" xlink:href="#__RefHeading___Toc5279_52926132011" text:style-name="Index_20_Link" text:visited-style-name="Index_20_Link">Placement<text:tab/>21</text:a></text:p>
          <text:p text:style-name="P8"><text:soft-page-break/><text:a xlink:type="simple" xlink:href="#__RefHeading___Toc3129_3447234814" text:style-name="Index_20_Link" text:visited-style-name="Index_20_Link">Style Start<text:tab/>21</text:a></text:p>
          <text:p text:style-name="P8"><text:a xlink:type="simple" xlink:href="#__RefHeading___Toc3131_3447234814" text:style-name="Index_20_Link" text:visited-style-name="Index_20_Link">End<text:tab/>21</text:a></text:p>
          <text:p text:style-name="P6"><text:a xlink:type="simple" xlink:href="#__RefHeading___Toc5253_529261320" text:style-name="Index_20_Link" text:visited-style-name="Index_20_Link">Annotate Polygon<text:tab/>21</text:a></text:p>
          <text:p text:style-name="P8"><text:a xlink:type="simple" xlink:href="#__RefHeading___Toc5255_529261320" text:style-name="Index_20_Link" text:visited-style-name="Index_20_Link">Tool Settings<text:tab/>21</text:a></text:p>
          <text:p text:style-name="P7"><text:a xlink:type="simple" xlink:href="#__RefHeading___Toc5257_529261320" text:style-name="Index_20_Link" text:visited-style-name="Index_20_Link">Color<text:tab/>21</text:a></text:p>
          <text:p text:style-name="P8"><text:a xlink:type="simple" xlink:href="#__RefHeading___Toc5259_52926132011" text:style-name="Index_20_Link" text:visited-style-name="Index_20_Link">Note<text:tab/>21</text:a></text:p>
          <text:p text:style-name="P9"><text:a xlink:type="simple" xlink:href="#__RefHeading___Toc5261_52926132011" text:style-name="Index_20_Link" text:visited-style-name="Index_20_Link">Annotations list<text:tab/>22</text:a></text:p>
          <text:p text:style-name="P9"><text:a xlink:type="simple" xlink:href="#__RefHeading___Toc5263_52926132011" text:style-name="Index_20_Link" text:visited-style-name="Index_20_Link">Edit Box<text:tab/>22</text:a></text:p>
          <text:p text:style-name="P9"><text:a xlink:type="simple" xlink:href="#__RefHeading___Toc5265_52926132011" text:style-name="Index_20_Link" text:visited-style-name="Index_20_Link">Fake User<text:tab/>22</text:a></text:p>
          <text:p text:style-name="P9"><text:a xlink:type="simple" xlink:href="#__RefHeading___Toc5267_52926132011" text:style-name="Index_20_Link" text:visited-style-name="Index_20_Link">Add Annotation<text:tab/>22</text:a></text:p>
          <text:p text:style-name="P9"><text:a xlink:type="simple" xlink:href="#__RefHeading___Toc5269_52926132011" text:style-name="Index_20_Link" text:visited-style-name="Index_20_Link">Remove Annotation<text:tab/>22</text:a></text:p>
          <text:p text:style-name="P9"><text:a xlink:type="simple" xlink:href="#__RefHeading___Toc3133_3447234814" text:style-name="Index_20_Link" text:visited-style-name="Index_20_Link">Active Layer Index<text:tab/>22</text:a></text:p>
          <text:p text:style-name="P9"><text:a xlink:type="simple" xlink:href="#__RefHeading___Toc3135_3447234814" text:style-name="Index_20_Link" text:visited-style-name="Index_20_Link">Add Annotation Layer<text:tab/>22</text:a></text:p>
          <text:p text:style-name="P9"><text:a xlink:type="simple" xlink:href="#__RefHeading___Toc3137_3447234814" text:style-name="Index_20_Link" text:visited-style-name="Index_20_Link">Remove Annotation Layer<text:tab/>22</text:a></text:p>
          <text:p text:style-name="P9"><text:a xlink:type="simple" xlink:href="#__RefHeading___Toc3752_2164469259" text:style-name="Index_20_Link" text:visited-style-name="Index_20_Link">Opacity<text:tab/>22</text:a></text:p>
          <text:p text:style-name="P9"><text:a xlink:type="simple" xlink:href="#__RefHeading___Toc3139_3447234814" text:style-name="Index_20_Link" text:visited-style-name="Index_20_Link">Thickness<text:tab/>22</text:a></text:p>
          <text:p text:style-name="P9"><text:a xlink:type="simple" xlink:href="#__RefHeading___Toc5273_52926132011" text:style-name="Index_20_Link" text:visited-style-name="Index_20_Link">Frame Locked/Unlocked<text:tab/>22</text:a></text:p>
          <text:p text:style-name="P9"><text:a xlink:type="simple" xlink:href="#__RefHeading___Toc5275_52926132011" text:style-name="Index_20_Link" text:visited-style-name="Index_20_Link">Delete Active Frame<text:tab/>22</text:a></text:p>
          <text:p text:style-name="P10"><text:a xlink:type="simple" xlink:href="#__RefHeading___Toc5279_529261320" text:style-name="Index_20_Link" text:visited-style-name="Index_20_Link">Placement<text:tab/>22</text:a></text:p>
          <text:p text:style-name="P6"><text:a xlink:type="simple" xlink:href="#__RefHeading___Toc5281_529261320" text:style-name="Index_20_Link" text:visited-style-name="Index_20_Link">Annotate Eraser<text:tab/>23</text:a></text:p>
          <text:p text:style-name="P8"><text:a xlink:type="simple" xlink:href="#__RefHeading___Toc5283_529261320" text:style-name="Index_20_Link" text:visited-style-name="Index_20_Link">Tool Settings<text:tab/>23</text:a></text:p>
          <text:p text:style-name="P9"><text:a xlink:type="simple" xlink:href="#__RefHeading___Toc5285_529261320" text:style-name="Index_20_Link" text:visited-style-name="Index_20_Link">Radius<text:tab/>23</text:a></text:p>
          <text:p text:style-name="P5"><text:a xlink:type="simple" xlink:href="#__RefHeading___Toc3105_3447234814" text:style-name="Index_20_Link" text:visited-style-name="Index_20_Link">Measure<text:tab/>23</text:a></text:p>
          <text:p text:style-name="P7"><text:a xlink:type="simple" xlink:href="#__RefHeading___Toc5289_529261320" text:style-name="Index_20_Link" text:visited-style-name="Index_20_Link">Measuring angles<text:tab/>23</text:a></text:p>
          <text:p text:style-name="P7"><text:a xlink:type="simple" xlink:href="#__RefHeading___Toc5291_529261320" text:style-name="Index_20_Link" text:visited-style-name="Index_20_Link">Snapping<text:tab/>23</text:a></text:p>
          <text:p text:style-name="P7"><text:a xlink:type="simple" xlink:href="#__RefHeading___Toc5293_529261320" text:style-name="Index_20_Link" text:visited-style-name="Index_20_Link">Delete measure lines<text:tab/>23</text:a></text:p>
          <text:p text:style-name="P5"><text:a xlink:type="simple" xlink:href="#__RefHeading___Toc3107_3447234814" text:style-name="Index_20_Link" text:visited-style-name="Index_20_Link">Primitives Add tools group<text:tab/>24</text:a></text:p>
          <text:p text:style-name="P7"><text:a xlink:type="simple" xlink:href="#__RefHeading___Toc4296_1966632384" text:style-name="Index_20_Link" text:visited-style-name="Index_20_Link">Add Cube<text:tab/>24</text:a></text:p>
          <text:p text:style-name="P8"><text:a xlink:type="simple" xlink:href="#__RefHeading___Toc4316_1966632384" text:style-name="Index_20_Link" text:visited-style-name="Index_20_Link">Tool Settings<text:tab/>24</text:a></text:p>
          <text:p text:style-name="P9"><text:a xlink:type="simple" xlink:href="#__RefHeading___Toc4318_1966632384" text:style-name="Index_20_Link" text:visited-style-name="Index_20_Link">Depth<text:tab/>24</text:a></text:p>
          <text:p text:style-name="P10"><text:a xlink:type="simple" xlink:href="#__RefHeading___Toc4320_1966632384" text:style-name="Index_20_Link" text:visited-style-name="Index_20_Link">Position<text:tab/>24</text:a></text:p>
          <text:p text:style-name="P11"><text:a xlink:type="simple" xlink:href="#__RefHeading___Toc4322_1966632384" text:style-name="Index_20_Link" text:visited-style-name="Index_20_Link">Surface<text:tab/>25</text:a></text:p>
          <text:p text:style-name="P11"><text:a xlink:type="simple" xlink:href="#__RefHeading___Toc4324_1966632384" text:style-name="Index_20_Link" text:visited-style-name="Index_20_Link">3D Cursor Plane<text:tab/>25</text:a></text:p>
          <text:p text:style-name="P11"><text:a xlink:type="simple" xlink:href="#__RefHeading___Toc4326_1966632384" text:style-name="Index_20_Link" text:visited-style-name="Index_20_Link">3D Cursor View<text:tab/>25</text:a></text:p>
          <text:p text:style-name="P10"><text:a xlink:type="simple" xlink:href="#__RefHeading___Toc3315_278071053" text:style-name="Index_20_Link" text:visited-style-name="Index_20_Link">Orientation<text:tab/>25</text:a></text:p>
          <text:p text:style-name="P10"><text:a xlink:type="simple" xlink:href="#__RefHeading___Toc3317_278071053" text:style-name="Index_20_Link" text:visited-style-name="Index_20_Link">Snap To<text:tab/>25</text:a></text:p>
          <text:p text:style-name="P10"><text:a xlink:type="simple" xlink:href="#__RefHeading___Toc4328_1966632384" text:style-name="Index_20_Link" text:visited-style-name="Index_20_Link">Plane Axis<text:tab/>25</text:a></text:p>
          <text:p text:style-name="P10"><text:a xlink:type="simple" xlink:href="#__RefHeading___Toc3702_646645427" text:style-name="Index_20_Link" text:visited-style-name="Index_20_Link">Auto Axis<text:tab/>25</text:a></text:p>
          <text:p text:style-name="P10"><text:a xlink:type="simple" xlink:href="#__RefHeading___Toc3498_3243327604" text:style-name="Index_20_Link" text:visited-style-name="Index_20_Link">Base<text:tab/>25</text:a></text:p>
          <text:p text:style-name="P11"><text:a xlink:type="simple" xlink:href="#__RefHeading___Toc523_35451068891" text:style-name="Index_20_Link" text:visited-style-name="Index_20_Link">Origin<text:tab/>25</text:a></text:p>
          <text:p text:style-name="P11"><text:a xlink:type="simple" xlink:href="#__RefHeading___Toc3319_278071053" text:style-name="Index_20_Link" text:visited-style-name="Index_20_Link">Aspect<text:tab/>25</text:a></text:p>
          <text:p text:style-name="P10"><text:a xlink:type="simple" xlink:href="#__RefHeading___Toc3500_3243327604" text:style-name="Index_20_Link" text:visited-style-name="Index_20_Link">Height<text:tab/>25</text:a></text:p>
          <text:p text:style-name="P11"><text:a xlink:type="simple" xlink:href="#__RefHeading___Toc523_354510688911" text:style-name="Index_20_Link" text:visited-style-name="Index_20_Link">Origin<text:tab/>25</text:a></text:p>
          <text:p text:style-name="P11"><text:a xlink:type="simple" xlink:href="#__RefHeading___Toc3319_2780710531" text:style-name="Index_20_Link" text:visited-style-name="Index_20_Link">Aspect<text:tab/>25</text:a></text:p>
          <text:p text:style-name="P8"><text:a xlink:type="simple" xlink:href="#__RefHeading___Toc869_1408617481" text:style-name="Index_20_Link" text:visited-style-name="Index_20_Link">Last Operator Add Cube Panel<text:tab/>25</text:a></text:p>
          <text:p text:style-name="P7"><text:a xlink:type="simple" xlink:href="#__RefHeading___Toc4298_1966632384" text:style-name="Index_20_Link" text:visited-style-name="Index_20_Link">Add Cone<text:tab/>26</text:a></text:p>
          <text:p text:style-name="P8"><text:a xlink:type="simple" xlink:href="#__RefHeading___Toc2292_2586055211" text:style-name="Index_20_Link" text:visited-style-name="Index_20_Link">Tool Settings<text:tab/>26</text:a></text:p>
          <text:p text:style-name="P9"><text:a xlink:type="simple" xlink:href="#__RefHeading___Toc4318_19666323841" text:style-name="Index_20_Link" text:visited-style-name="Index_20_Link">Depth<text:tab/>26</text:a></text:p>
          <text:p text:style-name="P10"><text:a xlink:type="simple" xlink:href="#__RefHeading___Toc4320_19666323841" text:style-name="Index_20_Link" text:visited-style-name="Index_20_Link">Position<text:tab/>26</text:a></text:p>
          <text:p text:style-name="P11"><text:a xlink:type="simple" xlink:href="#__RefHeading___Toc4322_19666323841" text:style-name="Index_20_Link" text:visited-style-name="Index_20_Link">Surface<text:tab/>26</text:a></text:p>
          <text:p text:style-name="P11"><text:a xlink:type="simple" xlink:href="#__RefHeading___Toc4324_19666323841" text:style-name="Index_20_Link" text:visited-style-name="Index_20_Link">3D Cursor Plane<text:tab/>26</text:a></text:p>
          <text:p text:style-name="P11"><text:a xlink:type="simple" xlink:href="#__RefHeading___Toc4326_19666323841" text:style-name="Index_20_Link" text:visited-style-name="Index_20_Link">3D Cursor View<text:tab/>26</text:a></text:p>
          <text:p text:style-name="P10"><text:a xlink:type="simple" xlink:href="#__RefHeading___Toc2812_2999943522" text:style-name="Index_20_Link" text:visited-style-name="Index_20_Link">Orientation<text:tab/>26</text:a></text:p>
          <text:p text:style-name="P10"><text:soft-page-break/><text:a xlink:type="simple" xlink:href="#__RefHeading___Toc3321_278071053" text:style-name="Index_20_Link" text:visited-style-name="Index_20_Link">Snap To<text:tab/>26</text:a></text:p>
          <text:p text:style-name="P10"><text:a xlink:type="simple" xlink:href="#__RefHeading___Toc4328_19666323845" text:style-name="Index_20_Link" text:visited-style-name="Index_20_Link">Plane Axis<text:tab/>26</text:a></text:p>
          <text:p text:style-name="P10"><text:a xlink:type="simple" xlink:href="#__RefHeading___Toc3704_646645427" text:style-name="Index_20_Link" text:visited-style-name="Index_20_Link">Auto Axis<text:tab/>26</text:a></text:p>
          <text:p text:style-name="P10"><text:a xlink:type="simple" xlink:href="#__RefHeading___Toc3502_3243327604" text:style-name="Index_20_Link" text:visited-style-name="Index_20_Link">Base<text:tab/>26</text:a></text:p>
          <text:p text:style-name="P11"><text:a xlink:type="simple" xlink:href="#__RefHeading___Toc523_354510688912" text:style-name="Index_20_Link" text:visited-style-name="Index_20_Link">Origin<text:tab/>26</text:a></text:p>
          <text:p text:style-name="P11"><text:a xlink:type="simple" xlink:href="#__RefHeading___Toc3319_2780710532" text:style-name="Index_20_Link" text:visited-style-name="Index_20_Link">Aspect<text:tab/>26</text:a></text:p>
          <text:p text:style-name="P10"><text:a xlink:type="simple" xlink:href="#__RefHeading___Toc3504_3243327604" text:style-name="Index_20_Link" text:visited-style-name="Index_20_Link">Height<text:tab/>27</text:a></text:p>
          <text:p text:style-name="P11"><text:a xlink:type="simple" xlink:href="#__RefHeading___Toc523_3545106889111" text:style-name="Index_20_Link" text:visited-style-name="Index_20_Link">Origin<text:tab/>27</text:a></text:p>
          <text:p text:style-name="P11"><text:a xlink:type="simple" xlink:href="#__RefHeading___Toc3319_27807105311" text:style-name="Index_20_Link" text:visited-style-name="Index_20_Link">Aspect<text:tab/>27</text:a></text:p>
          <text:p text:style-name="P10"><text:a xlink:type="simple" xlink:href="#__RefHeading___Toc2294_2586055211" text:style-name="Index_20_Link" text:visited-style-name="Index_20_Link">Vertices<text:tab/>27</text:a></text:p>
          <text:p text:style-name="P10"><text:a xlink:type="simple" xlink:href="#__RefHeading___Toc3325_278071053" text:style-name="Index_20_Link" text:visited-style-name="Index_20_Link">Base Fill Type<text:tab/>27</text:a></text:p>
          <text:p text:style-name="P8"><text:a xlink:type="simple" xlink:href="#__RefHeading___Toc869_1408617481121" text:style-name="Index_20_Link" text:visited-style-name="Index_20_Link">Last Operator Add Cone Panel<text:tab/>27</text:a></text:p>
          <text:p text:style-name="P7"><text:a xlink:type="simple" xlink:href="#__RefHeading___Toc4300_1966632384" text:style-name="Index_20_Link" text:visited-style-name="Index_20_Link">Add Cylinder<text:tab/>27</text:a></text:p>
          <text:p text:style-name="P8"><text:a xlink:type="simple" xlink:href="#__RefHeading___Toc2296_2586055211" text:style-name="Index_20_Link" text:visited-style-name="Index_20_Link">Tool Settings<text:tab/>27</text:a></text:p>
          <text:p text:style-name="P9"><text:a xlink:type="simple" xlink:href="#__RefHeading___Toc4318_19666323842" text:style-name="Index_20_Link" text:visited-style-name="Index_20_Link">Depth<text:tab/>28</text:a></text:p>
          <text:p text:style-name="P10"><text:a xlink:type="simple" xlink:href="#__RefHeading___Toc4320_19666323842" text:style-name="Index_20_Link" text:visited-style-name="Index_20_Link">Position<text:tab/>28</text:a></text:p>
          <text:p text:style-name="P11"><text:a xlink:type="simple" xlink:href="#__RefHeading___Toc4322_19666323842" text:style-name="Index_20_Link" text:visited-style-name="Index_20_Link">Surface<text:tab/>28</text:a></text:p>
          <text:p text:style-name="P11"><text:a xlink:type="simple" xlink:href="#__RefHeading___Toc4324_19666323842" text:style-name="Index_20_Link" text:visited-style-name="Index_20_Link">3D Cursor Plane<text:tab/>28</text:a></text:p>
          <text:p text:style-name="P11"><text:a xlink:type="simple" xlink:href="#__RefHeading___Toc4326_19666323842" text:style-name="Index_20_Link" text:visited-style-name="Index_20_Link">3D Cursor View<text:tab/>28</text:a></text:p>
          <text:p text:style-name="P10"><text:a xlink:type="simple" xlink:href="#__RefHeading___Toc2814_2999943522" text:style-name="Index_20_Link" text:visited-style-name="Index_20_Link">Orientation<text:tab/>28</text:a></text:p>
          <text:p text:style-name="P10"><text:a xlink:type="simple" xlink:href="#__RefHeading___Toc3327_278071053" text:style-name="Index_20_Link" text:visited-style-name="Index_20_Link">Snap To<text:tab/>28</text:a></text:p>
          <text:p text:style-name="P10"><text:a xlink:type="simple" xlink:href="#__RefHeading___Toc4328_196663238451" text:style-name="Index_20_Link" text:visited-style-name="Index_20_Link">Plane Axis<text:tab/>28</text:a></text:p>
          <text:p text:style-name="P10"><text:a xlink:type="simple" xlink:href="#__RefHeading___Toc3706_646645427" text:style-name="Index_20_Link" text:visited-style-name="Index_20_Link">Auto Axis<text:tab/>28</text:a></text:p>
          <text:p text:style-name="P10"><text:a xlink:type="simple" xlink:href="#__RefHeading___Toc3506_3243327604" text:style-name="Index_20_Link" text:visited-style-name="Index_20_Link">Base<text:tab/>28</text:a></text:p>
          <text:p text:style-name="P11"><text:a xlink:type="simple" xlink:href="#__RefHeading___Toc523_3545106889121" text:style-name="Index_20_Link" text:visited-style-name="Index_20_Link">Origin<text:tab/>28</text:a></text:p>
          <text:p text:style-name="P11"><text:a xlink:type="simple" xlink:href="#__RefHeading___Toc3319_27807105321" text:style-name="Index_20_Link" text:visited-style-name="Index_20_Link">Aspect<text:tab/>28</text:a></text:p>
          <text:p text:style-name="P10"><text:a xlink:type="simple" xlink:href="#__RefHeading___Toc3508_3243327604" text:style-name="Index_20_Link" text:visited-style-name="Index_20_Link">Height<text:tab/>28</text:a></text:p>
          <text:p text:style-name="P11"><text:a xlink:type="simple" xlink:href="#__RefHeading___Toc523_35451068891111" text:style-name="Index_20_Link" text:visited-style-name="Index_20_Link">Origin<text:tab/>28</text:a></text:p>
          <text:p text:style-name="P11"><text:a xlink:type="simple" xlink:href="#__RefHeading___Toc3319_278071053111" text:style-name="Index_20_Link" text:visited-style-name="Index_20_Link">Aspect<text:tab/>28</text:a></text:p>
          <text:p text:style-name="P10"><text:a xlink:type="simple" xlink:href="#__RefHeading___Toc2298_2586055211" text:style-name="Index_20_Link" text:visited-style-name="Index_20_Link">Vertices<text:tab/>28</text:a></text:p>
          <text:p text:style-name="P8"><text:a xlink:type="simple" xlink:href="#__RefHeading___Toc869_140861748112" text:style-name="Index_20_Link" text:visited-style-name="Index_20_Link">Last Operator Add Circle Panel<text:tab/>29</text:a></text:p>
          <text:p text:style-name="P7"><text:a xlink:type="simple" xlink:href="#__RefHeading___Toc4302_1966632384" text:style-name="Index_20_Link" text:visited-style-name="Index_20_Link">Add UV Sphere<text:tab/>29</text:a></text:p>
          <text:p text:style-name="P8"><text:a xlink:type="simple" xlink:href="#__RefHeading___Toc2300_2586055211" text:style-name="Index_20_Link" text:visited-style-name="Index_20_Link">Tool Settings<text:tab/>29</text:a></text:p>
          <text:p text:style-name="P9"><text:a xlink:type="simple" xlink:href="#__RefHeading___Toc4318_19666323843" text:style-name="Index_20_Link" text:visited-style-name="Index_20_Link">Depth<text:tab/>29</text:a></text:p>
          <text:p text:style-name="P10"><text:a xlink:type="simple" xlink:href="#__RefHeading___Toc4320_19666323843" text:style-name="Index_20_Link" text:visited-style-name="Index_20_Link">Position<text:tab/>29</text:a></text:p>
          <text:p text:style-name="P11"><text:a xlink:type="simple" xlink:href="#__RefHeading___Toc4322_19666323843" text:style-name="Index_20_Link" text:visited-style-name="Index_20_Link">Surface<text:tab/>30</text:a></text:p>
          <text:p text:style-name="P11"><text:a xlink:type="simple" xlink:href="#__RefHeading___Toc4324_19666323843" text:style-name="Index_20_Link" text:visited-style-name="Index_20_Link">3D Cursor Plane<text:tab/>30</text:a></text:p>
          <text:p text:style-name="P11"><text:a xlink:type="simple" xlink:href="#__RefHeading___Toc4326_19666323843" text:style-name="Index_20_Link" text:visited-style-name="Index_20_Link">3D Cursor View<text:tab/>30</text:a></text:p>
          <text:p text:style-name="P10"><text:a xlink:type="simple" xlink:href="#__RefHeading___Toc2816_2999943522" text:style-name="Index_20_Link" text:visited-style-name="Index_20_Link">Orientation<text:tab/>30</text:a></text:p>
          <text:p text:style-name="P10"><text:a xlink:type="simple" xlink:href="#__RefHeading___Toc3331_278071053" text:style-name="Index_20_Link" text:visited-style-name="Index_20_Link">Snap To<text:tab/>30</text:a></text:p>
          <text:p text:style-name="P10"><text:a xlink:type="simple" xlink:href="#__RefHeading___Toc4328_1966632384511" text:style-name="Index_20_Link" text:visited-style-name="Index_20_Link">Plane Axis<text:tab/>30</text:a></text:p>
          <text:p text:style-name="P10"><text:a xlink:type="simple" xlink:href="#__RefHeading___Toc3708_646645427" text:style-name="Index_20_Link" text:visited-style-name="Index_20_Link">Auto Axis<text:tab/>30</text:a></text:p>
          <text:p text:style-name="P10"><text:a xlink:type="simple" xlink:href="#__RefHeading___Toc3510_3243327604" text:style-name="Index_20_Link" text:visited-style-name="Index_20_Link">Base<text:tab/>30</text:a></text:p>
          <text:p text:style-name="P11"><text:a xlink:type="simple" xlink:href="#__RefHeading___Toc523_35451068891211" text:style-name="Index_20_Link" text:visited-style-name="Index_20_Link">Origin<text:tab/>30</text:a></text:p>
          <text:p text:style-name="P11"><text:a xlink:type="simple" xlink:href="#__RefHeading___Toc3319_278071053211" text:style-name="Index_20_Link" text:visited-style-name="Index_20_Link">Aspect<text:tab/>30</text:a></text:p>
          <text:p text:style-name="P10"><text:a xlink:type="simple" xlink:href="#__RefHeading___Toc3512_3243327604" text:style-name="Index_20_Link" text:visited-style-name="Index_20_Link">Height<text:tab/>30</text:a></text:p>
          <text:p text:style-name="P11"><text:a xlink:type="simple" xlink:href="#__RefHeading___Toc523_354510688911111" text:style-name="Index_20_Link" text:visited-style-name="Index_20_Link">Origin<text:tab/>30</text:a></text:p>
          <text:p text:style-name="P11"><text:a xlink:type="simple" xlink:href="#__RefHeading___Toc3319_2780710531111" text:style-name="Index_20_Link" text:visited-style-name="Index_20_Link">Aspect<text:tab/>30</text:a></text:p>
          <text:p text:style-name="P10"><text:a xlink:type="simple" xlink:href="#__RefHeading___Toc2302_2586055211" text:style-name="Index_20_Link" text:visited-style-name="Index_20_Link">Segments<text:tab/>30</text:a></text:p>
          <text:p text:style-name="P10"><text:a xlink:type="simple" xlink:href="#__RefHeading___Toc2304_2586055211" text:style-name="Index_20_Link" text:visited-style-name="Index_20_Link">Rings<text:tab/>30</text:a></text:p>
          <text:p text:style-name="P8"><text:a xlink:type="simple" xlink:href="#__RefHeading___Toc869_140861748111" text:style-name="Index_20_Link" text:visited-style-name="Index_20_Link">Last Operator Add UV Sphere Panel<text:tab/>30</text:a></text:p>
          <text:p text:style-name="P7"><text:a xlink:type="simple" xlink:href="#__RefHeading___Toc4304_1966632384" text:style-name="Index_20_Link" text:visited-style-name="Index_20_Link">Add Icosphere<text:tab/>31</text:a></text:p>
          <text:p text:style-name="P8"><text:a xlink:type="simple" xlink:href="#__RefHeading___Toc2306_2586055211" text:style-name="Index_20_Link" text:visited-style-name="Index_20_Link">Tool Settings<text:tab/>31</text:a></text:p>
          <text:p text:style-name="P9"><text:soft-page-break/><text:a xlink:type="simple" xlink:href="#__RefHeading___Toc4318_19666323844" text:style-name="Index_20_Link" text:visited-style-name="Index_20_Link">Depth<text:tab/>31</text:a></text:p>
          <text:p text:style-name="P10"><text:a xlink:type="simple" xlink:href="#__RefHeading___Toc4320_19666323844" text:style-name="Index_20_Link" text:visited-style-name="Index_20_Link">Position<text:tab/>31</text:a></text:p>
          <text:p text:style-name="P11"><text:a xlink:type="simple" xlink:href="#__RefHeading___Toc4322_19666323844" text:style-name="Index_20_Link" text:visited-style-name="Index_20_Link">Surface<text:tab/>31</text:a></text:p>
          <text:p text:style-name="P11"><text:a xlink:type="simple" xlink:href="#__RefHeading___Toc4324_19666323844" text:style-name="Index_20_Link" text:visited-style-name="Index_20_Link">3D Cursor Plane<text:tab/>31</text:a></text:p>
          <text:p text:style-name="P11"><text:a xlink:type="simple" xlink:href="#__RefHeading___Toc4326_19666323844" text:style-name="Index_20_Link" text:visited-style-name="Index_20_Link">3D Cursor View<text:tab/>31</text:a></text:p>
          <text:p text:style-name="P10"><text:a xlink:type="simple" xlink:href="#__RefHeading___Toc2818_2999943522" text:style-name="Index_20_Link" text:visited-style-name="Index_20_Link">Orientation<text:tab/>31</text:a></text:p>
          <text:p text:style-name="P10"><text:a xlink:type="simple" xlink:href="#__RefHeading___Toc3335_278071053" text:style-name="Index_20_Link" text:visited-style-name="Index_20_Link">Snap To<text:tab/>31</text:a></text:p>
          <text:p text:style-name="P10"><text:a xlink:type="simple" xlink:href="#__RefHeading___Toc4328_19666323845111" text:style-name="Index_20_Link" text:visited-style-name="Index_20_Link">Plane Axis<text:tab/>31</text:a></text:p>
          <text:p text:style-name="P10"><text:a xlink:type="simple" xlink:href="#__RefHeading___Toc3710_646645427" text:style-name="Index_20_Link" text:visited-style-name="Index_20_Link">Auto Axis<text:tab/>31</text:a></text:p>
          <text:p text:style-name="P10"><text:a xlink:type="simple" xlink:href="#__RefHeading___Toc3514_3243327604" text:style-name="Index_20_Link" text:visited-style-name="Index_20_Link">Base<text:tab/>32</text:a></text:p>
          <text:p text:style-name="P11"><text:a xlink:type="simple" xlink:href="#__RefHeading___Toc523_35451068891212" text:style-name="Index_20_Link" text:visited-style-name="Index_20_Link">Origin<text:tab/>32</text:a></text:p>
          <text:p text:style-name="P11"><text:a xlink:type="simple" xlink:href="#__RefHeading___Toc3319_278071053212" text:style-name="Index_20_Link" text:visited-style-name="Index_20_Link">Aspect<text:tab/>32</text:a></text:p>
          <text:p text:style-name="P10"><text:a xlink:type="simple" xlink:href="#__RefHeading___Toc3516_3243327604" text:style-name="Index_20_Link" text:visited-style-name="Index_20_Link">Height<text:tab/>32</text:a></text:p>
          <text:p text:style-name="P11"><text:a xlink:type="simple" xlink:href="#__RefHeading___Toc523_354510688911112" text:style-name="Index_20_Link" text:visited-style-name="Index_20_Link">Origin<text:tab/>32</text:a></text:p>
          <text:p text:style-name="P11"><text:a xlink:type="simple" xlink:href="#__RefHeading___Toc3319_2780710531112" text:style-name="Index_20_Link" text:visited-style-name="Index_20_Link">Aspect<text:tab/>32</text:a></text:p>
          <text:p text:style-name="P10"><text:a xlink:type="simple" xlink:href="#__RefHeading___Toc2308_2586055211" text:style-name="Index_20_Link" text:visited-style-name="Index_20_Link">Subdivisions<text:tab/>32</text:a></text:p>
          <text:p text:style-name="P8"><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1902798621888">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1902798625968">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2"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2"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619cm" draw:z-index="4"><draw:image xlink:href="Pictures/10000201000000C900000060F55C0DA7D1AD5F9A.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2"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3" draw:name="Bild6" text:anchor-type="paragraph" svg:x="15.035cm" svg:y="0.441cm" svg:width="3.371cm" svg:height="2.06cm" draw:z-index="5"><draw:image xlink:href="Pictures/10000201000000C70000007A7B51BF483FE87EC6.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71cm" svg:height="1.61cm" draw:z-index="7"><draw:image xlink:href="Pictures/10000201000000C70000005F27B41B1349D7348D.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1902798647184">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2"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2"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3"/>
      <text:p text:style-name="P43"/>
      <table:table table:name="Tabelle5" table:style-name="Tabelle5">
        <table:table-column table:style-name="Tabelle5.A"/>
        <table:table-row table:style-name="TableLine1902798645552">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73" text:outline-level="2"><draw:frame draw:style-name="fr3"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50"><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75" text:outline-level="3"><text:bookmark-start text:name="__RefHeading___Toc2752_1040750766"/>Numerical Input<text:bookmark-end text:name="__RefHeading___Toc2752_1040750766"/></text:h>
      <text:p text:style-name="P3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3" draw:name="Bild51" text:anchor-type="paragraph" svg:x="13.871cm" svg:y="1.259cm" svg:width="4.83cm" svg:height="3.45cm" draw:z-index="48"><draw:image xlink:href="Pictures/100002010000011D000000CCED9C545064DD9369.png" xlink:type="simple" xlink:show="embed" xlink:actuate="onLoad" draw:mime-type="image/png"/></draw:frame><draw:frame draw:style-name="fr2"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4">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3"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2"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text:soft-page-break/>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
      <text:h text:style-name="Heading_20_4" text:outline-level="4"><draw:frame draw:style-name="fr3"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3" draw:name="Bild20" text:anchor-type="paragraph" svg:x="13.968cm" svg:y="0.293cm" svg:width="4.761cm" svg:height="2.011cm" draw:z-index="19"><draw:image xlink:href="Pictures/10000201000001150000007239C5441A4DE9AE6C.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3" draw:name="Bild17" text:anchor-type="paragraph" svg:x="17.861cm"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2"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text:soft-page-break/></text:p>
      <text:h text:style-name="Heading_20_3" text:outline-level="3"><draw:frame draw:style-name="fr2"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59" text:outline-level="4"/>
      <text:h text:style-name="Heading_20_4" text:outline-level="4"><text:bookmark-start text:name="__RefHeading___Toc5225_529261320"/>Limit Axis<text:bookmark-end text:name="__RefHeading___Toc5225_529261320"/></text:h>
      <text:p text:style-name="Text_20_body"><draw:frame draw:style-name="fr3" draw:name="Bild44" text:anchor-type="paragraph" svg:x="13.871cm" svg:y="1.259cm" svg:width="4.83cm" svg:height="3.45cm" draw:z-index="42"><draw:image xlink:href="Pictures/100002010000011D000000CCED9C545064DD9369.png" xlink:type="simple" xlink:show="embed" xlink:actuate="onLoad" draw:mime-type="image/png"/></draw:frame><draw:frame draw:style-name="fr2"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5">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ext:soft-page-break/>Tool Settings<text:bookmark-end text:name="__RefHeading___Toc569_3545106889"/></text:h>
      <text:p text:style-name="Text_20_body"/>
      <text:h text:style-name="Heading_20_3" text:outline-level="3"><draw:frame draw:style-name="fr3"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2"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3"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3" draw:name="Bild23" text:anchor-type="paragraph" svg:x="13.968cm" svg:y="0.293cm" svg:width="4.761cm" svg:height="2.011cm" draw:z-index="22"><draw:image xlink:href="Pictures/10000201000001150000007239C5441A4DE9AE6C.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text:soft-page-break/></text:p>
      <text:h text:style-name="Heading_20_2" text:outline-level="2"><draw:frame draw:style-name="fr2"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6" text:outline-level="3"><text:bookmark-start text:name="__RefHeading___Toc2756_1040750766"/>Numerical Input<text:bookmark-end text:name="__RefHeading___Toc2756_1040750766"/></text:h>
      <text:p text:style-name="P35">When you scale the object, and hold down the mouse and type in a value, like 20, then the scale will be performed by the value that you have typed in. In this case by factor 20 along the selected axis.</text:p>
      <text:h text:style-name="Heading_20_3" text:outline-level="3"><draw:frame draw:style-name="fr3"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3" draw:name="Bild47" text:anchor-type="paragraph" svg:x="13.871cm" svg:y="1.259cm" svg:width="4.83cm" svg:height="3.45cm" draw:z-index="44"><draw:image xlink:href="Pictures/100002010000011D000000CCED9C545064DD9369.png" xlink:type="simple" xlink:show="embed" xlink:actuate="onLoad" draw:mime-type="image/png"/></draw:frame><draw:frame draw:style-name="fr2"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text:soft-page-break/>By holding down the mouse button and pressing the X, Y or Z key twice you can toggle this to local. But also to other orientations. This depends in what orientation you start. With normal you can toggle that way between Normal and Global.</text:p>
      <text:p text:style-name="P35">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2"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3" draw:name="Bild30" text:anchor-type="paragraph" svg:x="13.968cm" svg:y="0.293cm" svg:width="4.761cm" svg:height="2.011cm" draw:z-index="28"><draw:image xlink:href="Pictures/10000201000001150000007239C5441A4DE9AE6C.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text:soft-page-break/></text:p>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3"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3" draw:name="Bild49" text:anchor-type="paragraph" svg:x="13.871cm" svg:y="1.259cm" svg:width="4.83cm" svg:height="3.45cm" draw:z-index="46"><draw:image xlink:href="Pictures/100002010000011D000000CCED9C545064DD9369.png" xlink:type="simple" xlink:show="embed" xlink:actuate="onLoad" draw:mime-type="image/png"/></draw:frame><draw:frame draw:style-name="fr2"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2"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3"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2"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3" draw:name="Bild38" text:anchor-type="paragraph" svg:x="16.75cm" svg:y="0.153cm" svg:width="1.951cm" svg:height="3.401cm" draw:z-index="37"><draw:image xlink:href="Pictures/1000020100000073000000C99818260AF43E1AC3.png" xlink:type="simple" xlink:show="embed" xlink:actuate="onLoad" draw: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3" draw:name="Bild36" text:anchor-type="paragraph" svg:x="13.968cm" svg:y="0.293cm" svg:width="4.761cm" svg:height="2.011cm" draw:z-index="35"><draw:image xlink:href="Pictures/10000201000001150000007239C5441A4DE9AE6C.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6"/>
      <text:p text:style-name="Horizontal_20_Line"><text:soft-page-break/></text:p>
      <text:h text:style-name="Heading_20_2" text:outline-level="2"><draw:frame draw:style-name="fr2"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3"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style-name="TableLine1902798637392">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8" draw:name="Bild58" text:anchor-type="paragraph" svg:x="10.44cm" svg:width="3.93cm" svg:height="3.05cm" draw:z-index="57"><draw:image xlink:href="Pictures/10000201000000E8000000B446955B0685C79C4D.png" xlink:type="simple" xlink:show="embed" xlink:actuate="onLoad" draw:mime-type="image/png"/></draw:frame><draw:frame draw:style-name="fr8" draw:name="Bild59" text:anchor-type="paragraph" svg:x="14.94cm" svg:width="3.69cm" svg:height="5.761cm" draw:z-index="58"><draw:image xlink:href="Pictures/10000201000000DA0000015474BC29A6E1EFD66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7"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2"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ext:soft-page-break/>Tool Settings<text:bookmark-end text:name="__RefHeading___Toc3109_3447234814"/></text:h>
      <text:p text:style-name="P42">The tool settings for <text:span text:style-name="T28">the </text:span>Annotate<text:span text:style-name="T28"> tool. </text:span></text:p>
      <text:p text:style-name="P42"/>
      <text:p text:style-name="P42"/>
      <text:h text:style-name="Heading_20_3" text:outline-level="3"/>
      <text:h text:style-name="Heading_20_4" text:outline-level="4"><draw:frame draw:style-name="fr2"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2">Clicking at the left color field reveals a color picker<text:span text:style-name="T24">. </text:span>Define the color for the annotation stroke.</text:p>
      <text:p text:style-name="P42"/>
      <text:p text:style-name="P42"/>
      <text:p text:style-name="P14"/>
      <text:h text:style-name="Heading_20_4" text:outline-level="4"><draw:frame draw:style-name="fr2" draw:name="Bild112" text:anchor-type="paragraph" svg:y="0.519cm" svg:width="5.211cm" svg:height="5.33cm" draw:z-index="100"><draw:image xlink:href="Pictures/10000201000001340000013BBDDF4F1F2BD3D560.png" xlink:type="simple" xlink:show="embed" xlink:actuate="onLoad" draw:mime-type="image/png"/></draw:frame><text:bookmark-start text:name="__RefHeading___Toc5259_5292613201"/>Note<text:bookmark-end text:name="__RefHeading___Toc5259_5292613201"/></text:h>
      <text:p text:style-name="P42">Clicking at the Note drop down box reveals a panel with further settings. It's the same content than in the annotations in the View tab.</text:p>
      <text:p text:style-name="P42"/>
      <text:p text:style-name="P42"/>
      <text:p text:style-name="P42"/>
      <text:p text:style-name="P42"/>
      <text:h text:style-name="Heading_20_5" text:outline-level="5"><text:bookmark-start text:name="__RefHeading___Toc5261_5292613201"/>Annotations list<text:bookmark-end text:name="__RefHeading___Toc5261_5292613201"/></text:h>
      <text:p text:style-name="P42"><draw:frame draw:style-name="fr3"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2"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text:soft-page-break/>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2" draw:name="Bild116" text:anchor-type="paragraph" svg:y="-0.141cm" svg:width="5.129cm" svg:height="1.469cm" draw:z-index="104"><draw:image xlink:href="Pictures/100002010000012F000000575AF2C5492E1D9F13.png" xlink:type="simple" xlink:show="embed" xlink:actuate="onLoad" draw:mime-type="image/png"/></draw:frame><text:bookmark-start text:name="__RefHeading___Toc3750_2164469259"/>Opacity<text:bookmark-end text:name="__RefHeading___Toc3750_2164469259"/></text:h>
      <text:p text:style-name="P97">The opacity of the stroke.</text:p>
      <text:h text:style-name="Heading_20_5" text:outline-level="5"><text:bookmark-start text:name="__RefHeading___Toc3119_3447234814"/>Thickness<text:bookmark-end text:name="__RefHeading___Toc3119_3447234814"/></text:h>
      <text:p text:style-name="P44">The thickness of the annotation stroke.</text:p>
      <text:h text:style-name="Heading_20_5" text:outline-level="5"><text:bookmark-start text:name="__RefHeading___Toc5273_5292613201"/>Frame Locked/Unlocked<text:bookmark-end text:name="__RefHeading___Toc5273_5292613201"/></text:h>
      <text:p text:style-name="P44">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4">Deletes the active frame from the active grease pencil layer.</text:p>
      <text:p text:style-name="P15"/>
      <text:p text:style-name="P2"/>
      <text:h text:style-name="Heading_20_4" text:outline-level="4"><draw:frame draw:style-name="fr2"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4">Define how annotation strokes are aligned in the 3d space.</text:p>
      <text:p text:style-name="P44"/>
      <text:p text:style-name="P15"/>
      <text:h text:style-name="Heading_20_4" text:outline-level="4"><draw:frame draw:style-name="fr2"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5">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6">The radius for the stroke stabilization.</text:p>
      <text:h text:style-name="Heading_20_5" text:outline-level="5"><text:bookmark-start text:name="__RefHeading___Toc3125_3447234814"/>Factor<text:bookmark-end text:name="__RefHeading___Toc3125_3447234814"/></text:h>
      <text:p text:style-name="P46">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7" text:outline-level="3"><draw:frame draw:style-name="fr2"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7">The tool settings for <text:span text:style-name="T28">the </text:span>Annotate<text:span text:style-name="T28"> tool. </text:span></text:p>
      <text:p text:style-name="P47"/>
      <text:p text:style-name="P47"/>
      <text:h text:style-name="P60" text:outline-level="4"><draw:frame draw:style-name="fr2"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text:soft-page-break/>Placement<text:bookmark-end text:name="__RefHeading___Toc5279_52926132011"/></text:h>
      <text:p text:style-name="P47">Define how annotation strokes are aligned in the 3d space.</text:p>
      <text:p text:style-name="P47"/>
      <text:h text:style-name="Heading_20_4" text:outline-level="4"><draw:frame draw:style-name="fr2"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8">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8"><draw:frame draw:style-name="fr2"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7"/>
      <text:p text:style-name="P47"/>
      <text:p text:style-name="P16"/>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2"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17"/>
      <text:h text:style-name="P61" text:outline-level="4"><draw:frame draw:style-name="fr2" draw:name="Bild63" text:anchor-type="paragraph" svg:y="0.115cm" svg:width="5.211cm" svg:height="5.33cm" draw:z-index="110"><draw:image xlink:href="Pictures/10000201000001340000013BBDDF4F1F2BD3D560.png" xlink:type="simple" xlink:show="embed" xlink:actuate="onLoad" draw:mime-type="image/png"/></draw:frame><text:bookmark-start text:name="__RefHeading___Toc5259_52926132011"/>Note<text:bookmark-end text:name="__RefHeading___Toc5259_52926132011"/></text:h>
      <text:p text:style-name="P49">Clicking at the Note drop down box reveals a panel with further settings. It's the same content than in the annotations in the View tab.</text:p>
      <text:p text:style-name="P49"/>
      <text:p text:style-name="P49"/>
      <text:p text:style-name="P49"/>
      <text:p text:style-name="P49"/>
      <text:h text:style-name="P78" text:outline-level="5"><draw:frame draw:style-name="fr2"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text:soft-page-break/>Annotations list<text:bookmark-end text:name="__RefHeading___Toc5261_52926132011"/></text:h>
      <text:p text:style-name="P49">Add, remove and rename new annotations.</text:p>
      <text:h text:style-name="P78" text:outline-level="5"><text:bookmark-start text:name="__RefHeading___Toc5263_52926132011"/>Edit Box<text:bookmark-end text:name="__RefHeading___Toc5263_52926132011"/></text:h>
      <text:p text:style-name="P49">The name of the current annotation. You can rename the annotation to your needs here.</text:p>
      <text:h text:style-name="P78" text:outline-level="5"><text:bookmark-start text:name="__RefHeading___Toc5265_52926132011"/>Fake User<text:bookmark-end text:name="__RefHeading___Toc5265_52926132011"/></text:h>
      <text:p text:style-name="P49">Assign a fake user to this annotation. Fake users is an odd concept to keep data in the scene even if it has no user somewhere. The fake user is then a dummy user so that the object is not deleted when saving the scene. </text:p>
      <text:h text:style-name="P78" text:outline-level="5"><text:bookmark-start text:name="__RefHeading___Toc5267_52926132011"/>Add Annotation<text:bookmark-end text:name="__RefHeading___Toc5267_52926132011"/></text:h>
      <text:p text:style-name="P49">Add a new annotation.</text:p>
      <text:h text:style-name="P78" text:outline-level="5"><text:bookmark-start text:name="__RefHeading___Toc5269_52926132011"/>Remove Annotation<text:bookmark-end text:name="__RefHeading___Toc5269_52926132011"/></text:h>
      <text:p text:style-name="P49">Delete the annotation.</text:p>
      <text:h text:style-name="P78" text:outline-level="5"><draw:frame draw:style-name="fr2"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49">The <text:span text:style-name="T26">list of </text:span>annotation layers.</text:p>
      <text:h text:style-name="P78" text:outline-level="5"><text:bookmark-start text:name="__RefHeading___Toc3135_3447234814"/>Add Annotation Layer<text:bookmark-end text:name="__RefHeading___Toc3135_3447234814"/></text:h>
      <text:p text:style-name="P49">Add a new annotation layer.</text:p>
      <text:h text:style-name="P78" text:outline-level="5"><text:bookmark-start text:name="__RefHeading___Toc3137_3447234814"/>Remove Annotation Layer<text:bookmark-end text:name="__RefHeading___Toc3137_3447234814"/></text:h>
      <text:p text:style-name="P49">Remove the selected annotation layer.</text:p>
      <text:h text:style-name="Heading_20_5" text:outline-level="5"><text:bookmark-start text:name="__RefHeading___Toc3752_2164469259"/>Opacity<text:bookmark-end text:name="__RefHeading___Toc3752_2164469259"/></text:h>
      <text:p text:style-name="P97">The opacity of the stroke.</text:p>
      <text:h text:style-name="P78" text:outline-level="5"><draw:frame draw:style-name="fr2" draw:name="Bild123" text:anchor-type="paragraph" svg:y="-0.079cm" svg:width="5.129cm" svg:height="1.469cm" draw:z-index="113"><draw:image xlink:href="Pictures/100002010000012F000000575AF2C5492E1D9F13.png" xlink:type="simple" xlink:show="embed" xlink:actuate="onLoad" draw:mime-type="image/png"/></draw:frame><text:bookmark-start text:name="__RefHeading___Toc3139_3447234814"/>Thickness<text:bookmark-end text:name="__RefHeading___Toc3139_3447234814"/></text:h>
      <text:p text:style-name="P49">The thickness of the annotation stroke.</text:p>
      <text:h text:style-name="P78" text:outline-level="5"><text:bookmark-start text:name="__RefHeading___Toc5273_52926132011"/>Frame Locked/Unlocked<text:bookmark-end text:name="__RefHeading___Toc5273_52926132011"/></text:h>
      <text:p text:style-name="P49">Lock frame displayed by current layer. This toggles whether the active layer is the only one that can be edited.</text:p>
      <text:h text:style-name="P78" text:outline-level="5"><text:bookmark-start text:name="__RefHeading___Toc5275_52926132011"/>Delete Active Frame<text:bookmark-end text:name="__RefHeading___Toc5275_52926132011"/></text:h>
      <text:p text:style-name="P49">Deletes the active frame from the active grease pencil layer.</text:p>
      <text:p text:style-name="Horizontal_20_Line"/>
      <text:h text:style-name="Heading_20_6" text:outline-level="6"><draw:frame draw:style-name="fr2" draw:name="Bild65" text:anchor-type="paragraph" svg:y="-0.079cm" svg:width="4.32cm" svg:height="1.739cm" draw:z-index="62"><draw:image xlink:href="Pictures/10000000000000FF0000006761EC003E0424AF5B.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2"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text:soft-page-break/>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3"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49"/>
      <table:table table:name="Tabelle7" table:style-name="Tabelle7">
        <table:table-column table:style-name="Tabelle7.A"/>
        <table:table-row table:style-name="TableLine1902798631952">
          <table:table-cell table:style-name="Tabelle7.A1" office:value-type="string">
            <text:h text:style-name="P72" text:outline-level="1"><text:bookmark-start text:name="__RefHeading___Toc3105_3447234814"/>Measure<text:bookmark-end text:name="__RefHeading___Toc3105_3447234814"/></text:h>
          </table:table-cell>
        </table:table-row>
      </table:table>
      <text:h text:style-name="P74" text:outline-level="2"><draw:frame draw:style-name="fr2" draw:name="Bild68" text:anchor-type="paragraph" svg:y="0.318cm" svg:width="4.881cm" svg:height="5.009cm" draw:z-index="65"><draw:image xlink:href="Pictures/10000201000001200000012885AEB13CDCB6459C.png" xlink:type="simple" xlink:show="embed" xlink:actuate="onLoad" draw:mime-type="image/png"/></draw:frame><draw:frame draw:style-name="fr3"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ext:p text:style-name="Text_20_body"/>
      <text:p text:style-name="Text_20_body"/>
      <text:p text:style-name="Text_20_body"/>
      <text:p text:style-name="Text_20_body"/>
      <text:p text:style-name="Text_20_body"><text:soft-page-break/></text:p>
      <table:table table:name="Tabelle8" table:style-name="Tabelle8">
        <table:table-column table:style-name="Tabelle8.A"/>
        <table:table-row table:style-name="TableLine1902798631680">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3"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5" draw:name="Bild72" text:anchor-type="paragraph" svg:width="4.39cm" svg:height="3.18cm" draw:z-index="69"><draw:image xlink:href="Pictures/1000020100000103000000BC342A83CDAE21CF02.png" xlink:type="simple" xlink:show="embed" xlink:actuate="onLoad" draw:mime-type="image/png"/></draw:frame><draw:frame draw:style-name="fr6" draw:name="Bild73" text:anchor-type="paragraph" svg:y="0.3cm" svg:width="4.9cm" svg:height="4.581cm" draw:z-index="70"><draw:image xlink:href="Pictures/10000201000001160000010465825C8C4A7888BE.png" xlink:type="simple" xlink:show="embed" xlink:actuate="onLoad" draw:mime-type="image/png"/></draw:frame><draw:frame draw:style-name="fr5"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4"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3"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text:soft-page-break/>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2">Start placement using the mouse cursor projected onto the view plane.</text:p>
      <text:h text:style-name="P80" text:outline-level="6"><text:bookmark-start text:name="__RefHeading___Toc3315_278071053"/>Orientation<text:bookmark-end text:name="__RefHeading___Toc3315_278071053"/></text:h>
      <text:p text:style-name="P39"><draw:frame draw:style-name="fr2"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39"/>
      <text:p text:style-name="P26"/>
      <text:h text:style-name="Heading_20_6" text:outline-level="6"><draw:frame draw:style-name="fr2"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0">The target for snapping. Geometry snaps to existing mesh geometry. Default snaps to the ground.</text:p>
      <text:h text:style-name="Heading_20_6" text:outline-level="6"><draw:frame draw:style-name="fr2"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3702_646645427"/>Auto Axis<text:bookmark-end text:name="__RefHeading___Toc3702_646645427"/></text:h>
      <text:p text:style-name="P56">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2"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0"><text:span text:style-name="T31">Scale uniformly or in drag direction</text:span>.</text:p>
      <text:h text:style-name="P81" text:outline-level="6"><text:bookmark-start text:name="__RefHeading___Toc3500_3243327604"/>Height<text:bookmark-end text:name="__RefHeading___Toc3500_3243327604"/></text:h>
      <text:h text:style-name="P92" text:outline-level="7"><draw:frame draw:style-name="fr2"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4">From where to scale<text:span text:style-name="T20"> the primitive. From one of its corners or from the center.</text:span></text:p>
      <text:h text:style-name="P92" text:outline-level="7"><text:bookmark-start text:name="__RefHeading___Toc3319_2780710531"/>Aspect<text:bookmark-end text:name="__RefHeading___Toc3319_2780710531"/></text:h>
      <text:p text:style-name="P52"><text:span text:style-name="T31">Scale uniformly or in drag direction</text:span>.</text:p>
      <text:h text:style-name="Heading_20_4" text:outline-level="4"><draw:frame draw:style-name="fr2"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1">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1"/>
      <text:p text:style-name="P12"/>
      <text:h text:style-name="Heading_20_3" text:outline-level="3"><draw:frame draw:style-name="fr2"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text:soft-page-break/>Add Cone<text:bookmark-end text:name="__RefHeading___Toc4298_1966632384"/></text:h>
      <text:p text:style-name="P28">Adds a cone primitive.</text:p>
      <text:h text:style-name="P58" text:outline-level="4"><text:bookmark-start text:name="__RefHeading___Toc2292_2586055211"/>Tool Settings<text:bookmark-end text:name="__RefHeading___Toc2292_2586055211"/></text:h>
      <text:p text:style-name="P30"/>
      <text:p text:style-name="P30"/>
      <text:p text:style-name="P30"/>
      <text:p text:style-name="P30"/>
      <text:h text:style-name="P79" text:outline-level="5"><text:bookmark-start text:name="__RefHeading___Toc4318_19666323841"/>Depth <text:bookmark-end text:name="__RefHeading___Toc4318_19666323841"/></text:h>
      <text:h text:style-name="P83" text:outline-level="6"><draw:frame draw:style-name="fr2"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3">How to position the primitive.</text:p>
      <text:h text:style-name="P93" text:outline-level="7"><text:bookmark-start text:name="__RefHeading___Toc4322_19666323841"/>Surface<text:bookmark-end text:name="__RefHeading___Toc4322_19666323841"/></text:h>
      <text:p text:style-name="P23">Start placing on the surface. The 3d cursor acts as a fallback.</text:p>
      <text:h text:style-name="P93"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93" text:outline-level="7"><text:bookmark-start text:name="__RefHeading___Toc4326_19666323841"/>3D Cursor View<text:bookmark-end text:name="__RefHeading___Toc4326_19666323841"/></text:h>
      <text:p text:style-name="P23">Start placement using the mouse cursor projected onto the view plane.</text:p>
      <text:h text:style-name="P84" text:outline-level="6"><text:bookmark-start text:name="__RefHeading___Toc2812_2999943522"/>Orientation<text:bookmark-end text:name="__RefHeading___Toc2812_2999943522"/></text:h>
      <text:p text:style-name="P37"><draw:frame draw:style-name="fr2"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4"/>
      <text:p text:style-name="P23"/>
      <text:h text:style-name="P80" text:outline-level="6"><draw:frame draw:style-name="fr2"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0">The target for snapping. Geometry snaps to existing mesh geometry. Default snaps to the ground.</text:p>
      <text:h text:style-name="P80" text:outline-level="6"><draw:frame draw:style-name="fr2"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6">What plane axis to use.</text:p>
      <text:h text:style-name="P85" text:outline-level="6"><text:bookmark-start text:name="__RefHeading___Toc3704_646645427"/>Auto Axis<text:bookmark-end text:name="__RefHeading___Toc3704_646645427"/></text:h>
      <text:p text:style-name="P56">Select the closest axis when placing objects. Surface overrides.</text:p>
      <text:h text:style-name="P86" text:outline-level="6"><text:bookmark-start text:name="__RefHeading___Toc3502_3243327604"/>Base<text:bookmark-end text:name="__RefHeading___Toc3502_3243327604"/></text:h>
      <text:h text:style-name="P92" text:outline-level="7"><draw:frame draw:style-name="fr2"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4">From where to scale<text:span text:style-name="T20"> the primitive. From one of its corners or from the center.</text:span></text:p>
      <text:h text:style-name="P92" text:outline-level="7"><text:bookmark-start text:name="__RefHeading___Toc3319_2780710532"/>Aspect<text:bookmark-end text:name="__RefHeading___Toc3319_2780710532"/></text:h>
      <text:p text:style-name="P52"><text:span text:style-name="T31">Scale uniformly or in drag direction</text:span>.</text:p>
      <text:h text:style-name="P81" text:outline-level="6"><text:bookmark-start text:name="__RefHeading___Toc3504_3243327604"/><text:soft-page-break/>Height<text:bookmark-end text:name="__RefHeading___Toc3504_3243327604"/></text:h>
      <text:h text:style-name="P92" text:outline-level="7"><draw:frame draw:style-name="fr2"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4">From where to scale<text:span text:style-name="T20"> the primitive. From one of its corners or from the center.</text:span></text:p>
      <text:h text:style-name="P92" text:outline-level="7"><text:bookmark-start text:name="__RefHeading___Toc3319_27807105311"/>Aspect<text:bookmark-end text:name="__RefHeading___Toc3319_27807105311"/></text:h>
      <text:p text:style-name="P52"><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1">The number of vertices for the cone ground plane.</text:p>
      <text:h text:style-name="Heading_20_6" text:outline-level="6"><draw:frame draw:style-name="fr2"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62"><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2"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29"><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9"/>
      <text:p text:style-name="P29"/>
      <text:p text:style-name="P29"/>
      <text:p text:style-name="P29"/>
      <text:p text:style-name="P29"><draw:frame draw:style-name="fr2" draw:name="Bild77" text:anchor-type="paragraph" svg:y="1.175cm" svg:width="2.57cm" svg:height="2.17cm" draw:z-index="74"><draw:image xlink:href="Pictures/10000201000000920000007BDEA4B0FF2A5D2CB9.png" xlink:type="simple" xlink:show="embed" xlink:actuate="onLoad" draw: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2"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28">Adds a cylinder primitive.</text:p>
      <text:h text:style-name="P58" text:outline-level="4"><text:bookmark-start text:name="__RefHeading___Toc2296_2586055211"/>Tool Settings<text:bookmark-end text:name="__RefHeading___Toc2296_2586055211"/></text:h>
      <text:p text:style-name="P30"/>
      <text:p text:style-name="P30"/>
      <text:p text:style-name="P30"><text:soft-page-break/></text:p>
      <text:p text:style-name="P30"/>
      <text:p text:style-name="P30"/>
      <text:h text:style-name="P79" text:outline-level="5"><text:bookmark-start text:name="__RefHeading___Toc4318_19666323842"/>Depth <text:bookmark-end text:name="__RefHeading___Toc4318_19666323842"/></text:h>
      <text:h text:style-name="P83" text:outline-level="6"><draw:frame draw:style-name="fr3"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3">How to position the primitive.</text:p>
      <text:h text:style-name="P93" text:outline-level="7"><text:bookmark-start text:name="__RefHeading___Toc4322_19666323842"/>Surface<text:bookmark-end text:name="__RefHeading___Toc4322_19666323842"/></text:h>
      <text:p text:style-name="P23">Start placing on the surface. The 3d cursor acts as a fallback.</text:p>
      <text:h text:style-name="P93"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93" text:outline-level="7"><text:bookmark-start text:name="__RefHeading___Toc4326_19666323842"/>3D Cursor View<text:bookmark-end text:name="__RefHeading___Toc4326_19666323842"/></text:h>
      <text:p text:style-name="P23">Start placement using the mouse cursor projected onto the view plane.</text:p>
      <text:h text:style-name="P84" text:outline-level="6"><text:bookmark-start text:name="__RefHeading___Toc2814_2999943522"/>Orientation<text:bookmark-end text:name="__RefHeading___Toc2814_2999943522"/></text:h>
      <text:p text:style-name="P37"><draw:frame draw:style-name="fr2"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4"/>
      <text:p text:style-name="P24"/>
      <text:h text:style-name="P87" text:outline-level="6"><draw:frame draw:style-name="fr2"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1">The target for snapping. Geometry snaps to existing mesh geometry. Default snaps to the ground.</text:p>
      <text:h text:style-name="P87" text:outline-level="6"><draw:frame draw:style-name="fr2"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27">What plane axis to use.</text:p>
      <text:h text:style-name="P85" text:outline-level="6"><text:bookmark-start text:name="__RefHeading___Toc3706_646645427"/>Auto Axis<text:bookmark-end text:name="__RefHeading___Toc3706_646645427"/></text:h>
      <text:p text:style-name="P56">Select the closest axis when placing objects. Surface overrides.</text:p>
      <text:h text:style-name="P86" text:outline-level="6"><text:bookmark-start text:name="__RefHeading___Toc3506_3243327604"/>Base<text:bookmark-end text:name="__RefHeading___Toc3506_3243327604"/></text:h>
      <text:h text:style-name="P92" text:outline-level="7"><draw:frame draw:style-name="fr2"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4">From where to scale<text:span text:style-name="T20"> the primitive. From one of its corners or from the center.</text:span></text:p>
      <text:h text:style-name="P92" text:outline-level="7"><text:bookmark-start text:name="__RefHeading___Toc3319_27807105321"/>Aspect<text:bookmark-end text:name="__RefHeading___Toc3319_27807105321"/></text:h>
      <text:p text:style-name="P52"><text:span text:style-name="T31">Scale uniformly or in drag direction</text:span>.</text:p>
      <text:h text:style-name="P81" text:outline-level="6"><text:bookmark-start text:name="__RefHeading___Toc3508_3243327604"/>Height<text:bookmark-end text:name="__RefHeading___Toc3508_3243327604"/></text:h>
      <text:h text:style-name="P92" text:outline-level="7"><draw:frame draw:style-name="fr2"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4">From where to scale<text:span text:style-name="T20"> the primitive. From one of its corners or from the center.</text:span></text:p>
      <text:h text:style-name="P92" text:outline-level="7"><text:bookmark-start text:name="__RefHeading___Toc3319_278071053111"/>Aspect<text:bookmark-end text:name="__RefHeading___Toc3319_278071053111"/></text:h>
      <text:p text:style-name="P52"><text:span text:style-name="T31">Scale uniformly or in drag direction</text:span><text:span text:style-name="T30">.</text:span></text:p>
      <text:h text:style-name="P88" text:outline-level="6"><text:bookmark-start text:name="__RefHeading___Toc2298_2586055211"/>Vertices<text:bookmark-end text:name="__RefHeading___Toc2298_2586055211"/></text:h>
      <text:p text:style-name="P32">The number of vertices.</text:p>
      <text:p text:style-name="P20"><draw:frame draw:style-name="fr2" draw:name="Bild104" text:anchor-type="paragraph" svg:y="0.467cm" svg:width="2.57cm" svg:height="2.17cm" draw:z-index="93"><draw:image xlink:href="Pictures/10000201000000920000007BDEA4B0FF2A5D2CB9.png" xlink:type="simple" xlink:show="embed" xlink:actuate="onLoad" draw:mime-type="image/png"/></draw:frame><text:soft-pag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h text:style-name="Heading_20_4" text:outline-level="4"><draw:frame draw:style-name="fr3"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5">Circle</text:span> Panel<text:bookmark-end text:name="__RefHeading___Toc869_140861748112"/></text:h>
      <text:p text:style-name="P19"><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9"/>
      <text:p text:style-name="P19"/>
      <text:p text:style-name="P19"/>
      <text:p text:style-name="P19"><draw:frame draw:style-name="fr2"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8">Adds a UV sphere primitive.</text:p>
      <text:h text:style-name="P58" text:outline-level="4"><draw:frame draw:style-name="fr2"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ool Settings<text:bookmark-end text:name="__RefHeading___Toc2300_2586055211"/></text:h>
      <text:p text:style-name="P30"/>
      <text:p text:style-name="P30"/>
      <text:p text:style-name="P30"/>
      <text:p text:style-name="P30"/>
      <text:p text:style-name="P30"/>
      <text:p text:style-name="P30"/>
      <text:p text:style-name="P30"/>
      <text:h text:style-name="P79" text:outline-level="5"><text:bookmark-start text:name="__RefHeading___Toc4318_19666323843"/>Depth <text:bookmark-end text:name="__RefHeading___Toc4318_19666323843"/></text:h>
      <text:h text:style-name="P83" text:outline-level="6"><draw:frame draw:style-name="fr3"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3">How to position the primitive.</text:p>
      <text:h text:style-name="P93" text:outline-level="7"><text:bookmark-start text:name="__RefHeading___Toc4322_19666323843"/><text:soft-page-break/>Surface<text:bookmark-end text:name="__RefHeading___Toc4322_19666323843"/></text:h>
      <text:p text:style-name="P23">Start placing on the surface. The 3d cursor acts as a fallback.</text:p>
      <text:h text:style-name="P93" text:outline-level="7"><text:bookmark-start text:name="__RefHeading___Toc4324_19666323843"/>3D Cursor Plane<text:bookmark-end text:name="__RefHeading___Toc4324_19666323843"/></text:h>
      <text:p text:style-name="P23">Start placement using a point that is projected at the selected axis at the 3d cursor position</text:p>
      <text:h text:style-name="P93" text:outline-level="7"><text:bookmark-start text:name="__RefHeading___Toc4326_19666323843"/>3D Cursor View<text:bookmark-end text:name="__RefHeading___Toc4326_19666323843"/></text:h>
      <text:p text:style-name="P23">Start placement using the mouse cursor projected onto the view plane.</text:p>
      <text:h text:style-name="P84" text:outline-level="6"><text:bookmark-start text:name="__RefHeading___Toc2816_2999943522"/>Orientation<text:bookmark-end text:name="__RefHeading___Toc2816_2999943522"/></text:h>
      <text:p text:style-name="P37"><draw:frame draw:style-name="fr2"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4"/>
      <text:p text:style-name="P40"/>
      <text:h text:style-name="P87" text:outline-level="6"><draw:frame draw:style-name="fr2"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1">The target for snapping. Geometry snaps to existing mesh geometry. Default snaps to the ground.</text:p>
      <text:h text:style-name="P87" text:outline-level="6"><draw:frame draw:style-name="fr2"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7">What plane axis to use.</text:p>
      <text:h text:style-name="P85" text:outline-level="6"><text:bookmark-start text:name="__RefHeading___Toc3708_646645427"/>Auto Axis<text:bookmark-end text:name="__RefHeading___Toc3708_646645427"/></text:h>
      <text:p text:style-name="P56">Select the closest axis when placing objects. Surface overrides.</text:p>
      <text:h text:style-name="P89" text:outline-level="6"><text:bookmark-start text:name="__RefHeading___Toc3510_3243327604"/>Base<text:bookmark-end text:name="__RefHeading___Toc3510_3243327604"/></text:h>
      <text:h text:style-name="P94" text:outline-level="7"><draw:frame draw:style-name="fr2"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5">From where to scale<text:span text:style-name="T20"> the primitive. From one of its corners or from the center.</text:span></text:p>
      <text:h text:style-name="P94" text:outline-level="7"><text:bookmark-start text:name="__RefHeading___Toc3319_278071053211"/>Aspect<text:bookmark-end text:name="__RefHeading___Toc3319_278071053211"/></text:h>
      <text:p text:style-name="P53"><text:span text:style-name="T31">Scale uniformly or in drag direction</text:span>.</text:p>
      <text:h text:style-name="P82" text:outline-level="6"><text:bookmark-start text:name="__RefHeading___Toc3512_3243327604"/>Height<text:bookmark-end text:name="__RefHeading___Toc3512_3243327604"/></text:h>
      <text:h text:style-name="P94" text:outline-level="7"><draw:frame draw:style-name="fr2"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5">From where to scale<text:span text:style-name="T20"> the primitive. From one of its corners or from the center.</text:span></text:p>
      <text:h text:style-name="P94" text:outline-level="7"><text:bookmark-start text:name="__RefHeading___Toc3319_2780710531111"/>Aspect<text:bookmark-end text:name="__RefHeading___Toc3319_2780710531111"/></text:h>
      <text:p text:style-name="P53"><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4">efines how much rings the sphere has horizontally.</text:span></text:p>
      <text:h text:style-name="Heading_20_4" text:outline-level="4"><draw:frame draw:style-name="fr3"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1"><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oft-page-break/><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21"/>
      <text:p text:style-name="P13"/>
      <text:h text:style-name="Heading_20_3" text:outline-level="3"><text:bookmark-start text:name="__RefHeading___Toc4304_1966632384"/>Add Icosphere<text:bookmark-end text:name="__RefHeading___Toc4304_1966632384"/></text:h>
      <text:p text:style-name="P28"><draw:frame draw:style-name="fr2"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58" text:outline-level="4"><text:bookmark-start text:name="__RefHeading___Toc2306_2586055211"/>Tool Settings<text:bookmark-end text:name="__RefHeading___Toc2306_2586055211"/></text:h>
      <text:p text:style-name="P30"/>
      <text:p text:style-name="P30"/>
      <text:p text:style-name="P30"/>
      <text:p text:style-name="P30"/>
      <text:p text:style-name="P30"/>
      <text:p text:style-name="P30"/>
      <text:h text:style-name="P79" text:outline-level="5"><text:bookmark-start text:name="__RefHeading___Toc4318_19666323844"/>Depth <text:bookmark-end text:name="__RefHeading___Toc4318_19666323844"/></text:h>
      <text:h text:style-name="P83" text:outline-level="6"><draw:frame draw:style-name="fr3"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3">How to position the primitive.</text:p>
      <text:h text:style-name="P93" text:outline-level="7"><text:bookmark-start text:name="__RefHeading___Toc4322_19666323844"/>Surface<text:bookmark-end text:name="__RefHeading___Toc4322_19666323844"/></text:h>
      <text:p text:style-name="P23">Start placing on the surface. The 3d cursor acts as a fallback.</text:p>
      <text:h text:style-name="P93" text:outline-level="7"><text:bookmark-start text:name="__RefHeading___Toc4324_19666323844"/>3D Cursor Plane<text:bookmark-end text:name="__RefHeading___Toc4324_19666323844"/></text:h>
      <text:p text:style-name="P23">Start placement using a point that is projected at the selected axis at the 3d cursor position</text:p>
      <text:h text:style-name="P93" text:outline-level="7"><text:bookmark-start text:name="__RefHeading___Toc4326_19666323844"/>3D Cursor View<text:bookmark-end text:name="__RefHeading___Toc4326_19666323844"/></text:h>
      <text:p text:style-name="P23">Start placement using the mouse cursor projected onto the view plane.</text:p>
      <text:h text:style-name="P90" text:outline-level="6"><text:bookmark-start text:name="__RefHeading___Toc2818_2999943522"/>Orientation<text:bookmark-end text:name="__RefHeading___Toc2818_2999943522"/></text:h>
      <text:p text:style-name="P38"><draw:frame draw:style-name="fr2"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5"/>
      <text:p text:style-name="P41"/>
      <text:h text:style-name="P87" text:outline-level="6"><draw:frame draw:style-name="fr2"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1">The target for snapping. Geometry snaps to existing mesh geometry. Default snaps to the ground.</text:p>
      <text:h text:style-name="P87" text:outline-level="6"><draw:frame draw:style-name="fr2"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7">What plane axis to use.</text:p>
      <text:h text:style-name="P91" text:outline-level="6"><text:bookmark-start text:name="__RefHeading___Toc3710_646645427"/>Auto Axis<text:bookmark-end text:name="__RefHeading___Toc3710_646645427"/></text:h>
      <text:p text:style-name="P57">Select the closest axis when placing objects. Surface overrides.</text:p>
      <text:h text:style-name="P89" text:outline-level="6"><text:bookmark-start text:name="__RefHeading___Toc3514_3243327604"/><text:soft-page-break/>Base<text:bookmark-end text:name="__RefHeading___Toc3514_3243327604"/></text:h>
      <text:h text:style-name="P94" text:outline-level="7"><draw:frame draw:style-name="fr2"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5">From where to scale<text:span text:style-name="T20"> the primitive. From one of its corners or from the center.</text:span></text:p>
      <text:h text:style-name="P94" text:outline-level="7"><text:bookmark-start text:name="__RefHeading___Toc3319_278071053212"/>Aspect<text:bookmark-end text:name="__RefHeading___Toc3319_278071053212"/></text:h>
      <text:p text:style-name="P53"><text:span text:style-name="T31">Scale uniformly or in drag direction</text:span>.</text:p>
      <text:h text:style-name="P82" text:outline-level="6"><text:bookmark-start text:name="__RefHeading___Toc3516_3243327604"/>Height<text:bookmark-end text:name="__RefHeading___Toc3516_3243327604"/></text:h>
      <text:h text:style-name="P94" text:outline-level="7"><draw:frame draw:style-name="fr2"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5">From where to scale<text:span text:style-name="T20"> the primitive. From one of its corners or from the center.</text:span></text:p>
      <text:h text:style-name="P94" text:outline-level="7"><text:bookmark-start text:name="__RefHeading___Toc3319_2780710531112"/>Aspect<text:bookmark-end text:name="__RefHeading___Toc3319_2780710531112"/></text:h>
      <text:p text:style-name="P53"><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3"><draw:frame draw:style-name="fr2"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2">Ico Sphere</text:span> Panel<text:bookmark-end text:name="__RefHeading___Toc869_1408617481111"/></text:h>
      <text:p text:style-name="P18"><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29M49S</meta:editing-duration>
    <meta:editing-cycles>627</meta:editing-cycles>
    <meta:generator>LibreOffice/7.0.4.2$Windows_X86_64 LibreOffice_project/dcf040e67528d9187c66b2379df5ea4407429775</meta:generator>
    <dc:date>2021-02-28T10:45:07.590000000</dc:date>
    <meta:document-statistic meta:table-count="9" meta:image-count="134" meta:object-count="0" meta:page-count="32" meta:paragraph-count="761" meta:word-count="5403" meta:character-count="30633" meta:non-whitespace-character-count="25959"/>
    <meta:template xlink:type="simple" xlink:actuate="onRequest" xlink:title="standard1cm" xlink:href="../../../AppData/Roaming/LibreOffice/4/user/template/standard1cm.ott" meta:date="2016-03-29T10:15:31.334000000"/>
  </office:meta>
</office:document-meta>
</file>